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6.995cm" table:align="left"/>
    </style:style>
    <style:style style:name="Tabela7.A" style:family="table-column">
      <style:table-column-properties style:column-width="4.905cm"/>
    </style:style>
    <style:style style:name="Tabela7.B" style:family="table-column">
      <style:table-column-properties style:column-width="3.235cm"/>
    </style:style>
    <style:style style:name="Tabela7.C" style:family="table-column">
      <style:table-column-properties style:column-width="6.107cm"/>
    </style:style>
    <style:style style:name="Tabela7.D" style:family="table-column">
      <style:table-column-properties style:column-width="2.748cm"/>
    </style:style>
    <style:style style:name="Tabe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7.D1" style:family="table-cell">
      <style:table-cell-properties fo:background-color="#cccccc" fo:padding="0.097cm" fo:border="0.05pt solid #000000">
        <style:background-image/>
      </style:table-cell-properties>
    </style:style>
    <style:style style:name="Tabela1" style:family="table">
      <style:table-properties style:width="16.995cm" table:align="left"/>
    </style:style>
    <style:style style:name="Tabela1.A" style:family="table-column">
      <style:table-column-properties style:column-width="4.905cm"/>
    </style:style>
    <style:style style:name="Tabela1.B" style:family="table-column">
      <style:table-column-properties style:column-width="3.194cm"/>
    </style:style>
    <style:style style:name="Tabela1.C" style:family="table-column">
      <style:table-column-properties style:column-width="6.147cm"/>
    </style:style>
    <style:style style:name="Tabela1.D" style:family="table-column">
      <style:table-column-properties style:column-width="2.748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5" style:family="table-row">
      <style:table-row-properties style:min-row-height="0.769cm"/>
    </style:style>
    <style:style style:name="Tabela5" style:family="table">
      <style:table-properties style:width="16.995cm" table:align="left"/>
    </style:style>
    <style:style style:name="Tabela5.A" style:family="table-column">
      <style:table-column-properties style:column-width="4.905cm"/>
    </style:style>
    <style:style style:name="Tabela5.B" style:family="table-column">
      <style:table-column-properties style:column-width="4.069cm"/>
    </style:style>
    <style:style style:name="Tabela5.C" style:family="table-column">
      <style:table-column-properties style:column-width="5.313cm"/>
    </style:style>
    <style:style style:name="Tabela5.D" style:family="table-column">
      <style:table-column-properties style:column-width="2.708cm"/>
    </style:style>
    <style:style style:name="Tabe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D1" style:family="table-cell">
      <style:table-cell-properties fo:background-color="#cccccc" fo:padding="0.097cm" fo:border="0.05pt solid #000000">
        <style:background-image/>
      </style:table-cell-properties>
    </style:style>
    <style:style style:name="Tabela2" style:family="table">
      <style:table-properties style:width="16.995cm" table:align="left"/>
    </style:style>
    <style:style style:name="Tabela2.A" style:family="table-column">
      <style:table-column-properties style:column-width="4.905cm"/>
    </style:style>
    <style:style style:name="Tabela2.B" style:family="table-column">
      <style:table-column-properties style:column-width="4.05cm"/>
    </style:style>
    <style:style style:name="Tabela2.C" style:family="table-column">
      <style:table-column-properties style:column-width="5.429cm"/>
    </style:style>
    <style:style style:name="Tabela2.D" style:family="table-column">
      <style:table-column-properties style:column-width="2.611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6" style:family="table">
      <style:table-properties style:width="16.995cm" table:align="left"/>
    </style:style>
    <style:style style:name="Tabela6.A" style:family="table-column">
      <style:table-column-properties style:column-width="4.905cm"/>
    </style:style>
    <style:style style:name="Tabela6.B" style:family="table-column">
      <style:table-column-properties style:column-width="4.069cm"/>
    </style:style>
    <style:style style:name="Tabela6.C" style:family="table-column">
      <style:table-column-properties style:column-width="4.581cm"/>
    </style:style>
    <style:style style:name="Tabela6.D" style:family="table-column">
      <style:table-column-properties style:column-width="3.44cm"/>
    </style:style>
    <style:style style:name="Tabe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6.D1" style:family="table-cell">
      <style:table-cell-properties fo:background-color="#ccccc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4" style:family="table">
      <style:table-properties style:width="16.96cm" fo:margin-left="0.035cm" table:align="left"/>
    </style:style>
    <style:style style:name="Tabela4.A" style:family="table-column">
      <style:table-column-properties style:column-width="4.865cm"/>
    </style:style>
    <style:style style:name="Tabela4.B" style:family="table-column">
      <style:table-column-properties style:column-width="3.969cm"/>
    </style:style>
    <style:style style:name="Tabela4.C" style:family="table-column">
      <style:table-column-properties style:column-width="4.863cm"/>
    </style:style>
    <style:style style:name="Tabela4.D" style:family="table-column">
      <style:table-column-properties style:column-width="3.263cm"/>
    </style:style>
    <style:style style:name="Tabela4.1" style:family="table-row">
      <style:table-row-properties style:min-row-height="0.672cm"/>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D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2.833cm" style:rel-column-width="10922*"/>
    </style:style>
    <style:style style:name="Tabela3.E" style:family="table-column">
      <style:table-column-properties style:column-width="2.835cm" style:rel-column-width="10924*"/>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E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4d5e8c"/>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59ace4"/>
    </style:style>
    <style:style style:name="P6"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7"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1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1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4d5e8c" style:font-size-asian="12pt" style:font-size-complex="12pt"/>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4816d" style:font-size-asian="12pt" style:font-size-complex="12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9ace4" style:font-size-asian="12pt" style:font-size-complex="12pt"/>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db32c" style:font-size-asian="12pt" style:font-size-complex="12pt"/>
    </style:style>
    <style:style style:name="P17"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9ace4" officeooo:paragraph-rsid="0059ace4" style:font-size-asian="12pt" style:font-size-complex="12pt"/>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59666" style:font-size-asian="12pt" style:font-size-complex="12pt"/>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699db"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f0e1b" officeooo:paragraph-rsid="005f0e1b"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508663" style:font-size-asian="12pt" style:font-size-complex="12pt"/>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25" style:family="paragraph" style:parent-style-name="Text_20_body" style:master-page-name="">
      <style:paragraph-properties fo:margin-left="0cm" fo:margin-right="0cm" fo:margin-top="0cm" fo:margin-bottom="0.199cm" style:contextual-spacing="false" fo:line-height="100%" fo:text-align="justify" style:justify-single-word="false" fo:orphans="2" fo:widows="2" fo:text-indent="0cm" style:auto-text-indent="false" style:page-number="auto"/>
      <style:text-properties fo:font-variant="normal" fo:text-transform="none" fo:color="#000000" style:font-name="Times New Roman" fo:font-size="12pt" fo:letter-spacing="normal" fo:font-style="normal" fo:font-weight="normal" officeooo:rsid="00376855" officeooo:paragraph-rsid="00574c9d" style:font-size-asian="12pt" style:font-size-complex="12pt"/>
    </style:style>
    <style:style style:name="P26"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3b7d7" style:font-size-asian="12pt" style:font-size-complex="12pt"/>
    </style:style>
    <style:style style:name="P27"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style>
    <style:style style:name="P28"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font-size-asian="10pt" style:font-size-complex="10pt"/>
    </style:style>
    <style:style style:name="P29"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b630d" officeooo:paragraph-rsid="00628b2e"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659666" officeooo:paragraph-rsid="00659666"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3b7d7"/>
    </style:style>
    <style:style style:name="P32"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59666"/>
    </style:style>
    <style:style style:name="P33" style:family="paragraph" style:parent-style-name="Standard">
      <style:paragraph-properties style:line-height-at-least="0.176cm" fo:text-align="center" style:justify-single-word="false" fo:orphans="0" fo:widows="0"/>
      <style:text-properties fo:font-variant="small-caps" fo:font-size="8pt" fo:font-weight="bold" style:font-size-asian="8pt" style:font-weight-asian="bold" style:font-size-complex="8pt"/>
    </style:style>
    <style:style style:name="P34" style:family="paragraph" style:parent-style-name="Standard">
      <style:paragraph-properties style:line-height-at-least="0.176cm" fo:text-align="center" style:justify-single-word="false" fo:orphans="0" fo:widows="0" style:snap-to-layout-grid="false"/>
      <style:text-properties fo:font-variant="small-caps" fo:font-size="8pt" fo:font-weight="bold" style:font-size-asian="8pt" style:font-weight-asian="bold" style:font-size-complex="8pt"/>
    </style:style>
    <style:style style:name="P35" style:family="paragraph" style:parent-style-name="Standard">
      <style:text-properties officeooo:paragraph-rsid="0063b7d7"/>
    </style:style>
    <style:style style:name="P36" style:family="paragraph" style:parent-style-name="Standard">
      <style:text-properties officeooo:rsid="0063b7d7" officeooo:paragraph-rsid="0063b7d7"/>
    </style:style>
    <style:style style:name="P37" style:family="paragraph" style:parent-style-name="Standard">
      <style:text-properties officeooo:rsid="0063b7d7" officeooo:paragraph-rsid="00659666"/>
    </style:style>
    <style:style style:name="P38" style:family="paragraph" style:parent-style-name="Standard">
      <style:text-properties officeooo:rsid="0063b7d7" officeooo:paragraph-rsid="006699db"/>
    </style:style>
    <style:style style:name="P39" style:family="paragraph" style:parent-style-name="Standard">
      <style:text-properties fo:font-variant="normal" fo:text-transform="none" fo:color="#000000" style:font-name="Times New Roman" fo:font-size="6pt" fo:letter-spacing="normal" fo:font-style="normal" fo:font-weight="normal" officeooo:paragraph-rsid="0063b7d7" style:font-size-asian="5.25pt" style:font-size-complex="6pt"/>
    </style:style>
    <style:style style:name="P40"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style:font-size-asian="9pt" style:font-weight-asian="bold" style:font-size-complex="9pt"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rsid="005c888e" officeooo:paragraph-rsid="005c888e"/>
    </style:style>
    <style:style style:name="P43" style:family="paragraph" style:parent-style-name="Table_20_Contents">
      <style:paragraph-properties fo:text-align="center" style:justify-single-word="false"/>
      <style:text-properties officeooo:rsid="005c888e" officeooo:paragraph-rsid="005c888e"/>
    </style:style>
    <style:style style:name="P44"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9ace4" style:font-size-asian="12pt" style:font-size-complex="12pt"/>
    </style:style>
    <style:style style:name="P45"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9ace4" officeooo:paragraph-rsid="0059ace4" style:font-size-asian="12pt" style:font-size-complex="12pt"/>
    </style:style>
    <style:style style:name="P46"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aa4fa" officeooo:paragraph-rsid="005aa4fa" style:font-size-asian="12pt" style:font-size-complex="12pt"/>
    </style:style>
    <style:style style:name="P47"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cc0066" style:font-name="Times New Roman1" fo:font-size="14pt" fo:letter-spacing="normal" fo:font-style="normal" fo:font-weight="normal" officeooo:paragraph-rsid="0059ace4"/>
    </style:style>
    <style:style style:name="P48"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officeooo:paragraph-rsid="0059ace4" style:font-size-asian="12pt" style:font-size-complex="12pt"/>
    </style:style>
    <style:style style:name="P4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1ff6ff" officeooo:paragraph-rsid="0063b7d7" style:font-size-asian="10pt" style:font-size-complex="10pt"/>
    </style:style>
    <style:style style:name="P5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5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63b7d7" style:font-size-asian="10pt" style:font-size-complex="10pt"/>
    </style:style>
    <style:style style:name="P5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3b7d7" style:font-size-asian="10pt" style:font-size-complex="10pt"/>
    </style:style>
    <style:style style:name="P5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59666" style:font-size-asian="10pt" style:font-size-complex="10pt"/>
    </style:style>
    <style:style style:name="P5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59666" officeooo:paragraph-rsid="00659666" style:font-size-asian="10pt" style:font-size-complex="10pt"/>
    </style:style>
    <style:style style:name="P5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6eeda" officeooo:paragraph-rsid="0066eeda" style:font-size-asian="10pt" style:font-size-complex="10pt"/>
    </style:style>
    <style:style style:name="P5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paragraph-rsid="0063b7d7" style:font-size-asian="10pt" style:font-size-complex="10pt"/>
    </style:style>
    <style:style style:name="P57" style:family="paragraph" style:parent-style-name="Standard">
      <style:paragraph-properties fo:margin-left="0.071cm" fo:margin-right="0.071cm" fo:margin-top="0.071cm" fo:margin-bottom="0.141cm" style:contextual-spacing="false" fo:line-height="120%" fo:text-align="start" style:justify-single-word="false" fo:text-indent="0cm" style:auto-text-indent="false"/>
      <style:text-properties fo:font-variant="normal" fo:text-transform="none" fo:color="#000000" style:font-name="Times New Roman1" fo:font-size="12pt" fo:letter-spacing="normal" fo:font-style="normal" fo:font-weight="normal" officeooo:rsid="005b630d" officeooo:paragraph-rsid="0063b7d7"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style:style>
    <style:style style:name="P59"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59ace4"/>
    </style:style>
    <style:style style:name="P60" style:family="paragraph" style:parent-style-name="Text_20_body">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fo:font-variant="normal" fo:text-transform="none" fo:color="#000000" style:font-name="Times New Roman" fo:font-size="12pt" fo:letter-spacing="normal" fo:font-style="normal" fo:font-weight="normal" officeooo:rsid="005c888e" officeooo:paragraph-rsid="005c888e" style:font-size-asian="12pt" style:font-size-complex="12pt"/>
    </style:style>
    <style:style style:name="P61" style:family="paragraph" style:parent-style-name="Text_20_body">
      <style:paragraph-properties fo:margin-top="0cm" fo:margin-bottom="0.199cm" style:contextual-spacing="false" fo:line-height="100%" fo:text-align="justify" style:justify-single-word="false" fo:orphans="2" fo:widows="2">
        <style:tab-stops>
          <style:tab-stop style:position="0.464cm"/>
        </style:tab-stops>
      </style:paragraph-properties>
      <style:text-properties fo:font-variant="normal" fo:text-transform="none" fo:color="#000000" style:font-name="Times New Roman" fo:font-size="12pt" fo:letter-spacing="normal" fo:font-style="normal" fo:font-weight="normal" officeooo:rsid="005c888e" officeooo:paragraph-rsid="005c888e" style:font-size-asian="12pt" style:font-size-complex="12pt"/>
    </style:style>
    <style:style style:name="P62" style:family="paragraph" style:parent-style-name="Table_20_Contents">
      <style:paragraph-properties fo:margin-left="0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59666" style:font-size-asian="9pt" style:font-size-complex="9pt"/>
    </style:style>
    <style:style style:name="P6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76483" officeooo:paragraph-rsid="00676483" style:font-size-asian="10pt" style:font-size-complex="10pt"/>
    </style:style>
    <style:style style:name="P6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6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paragraph-rsid="0063b7d7" style:font-size-asian="10pt" style:font-size-complex="10pt"/>
    </style:style>
    <style:style style:name="P66"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68e0e2" style:font-size-asian="12pt" style:font-size-complex="12pt"/>
    </style:style>
    <style:style style:name="P67"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style:font-size-asian="12pt" style:font-size-complex="12pt"/>
    </style:style>
    <style:style style:name="P68"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69"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b5905" style:font-size-asian="12pt" style:font-size-complex="12pt"/>
    </style:style>
    <style:style style:name="P70"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71"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b5905" style:font-size-asian="12pt" style:font-size-complex="12pt"/>
    </style:style>
    <style:style style:name="P7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rsid="00697af0" officeooo:paragraph-rsid="00697af0" style:font-size-asian="12pt" style:font-size-complex="12pt"/>
    </style:style>
    <style:style style:name="P73"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cc0066" style:font-name="Times New Roman" fo:font-size="12pt" officeooo:paragraph-rsid="00697af0" style:font-size-asian="12pt" style:font-size-complex="12pt"/>
    </style:style>
    <style:style style:name="P74"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75"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537a25"/>
    </style:style>
    <style:style style:name="P76" style:family="paragraph" style:parent-style-name="Text_20_body" style:list-style-name="L4" style:master-page-name="">
      <style:paragraph-properties fo:margin-left="0.448cm" fo:margin-right="0cm" fo:margin-top="0cm" fo:margin-bottom="0.199cm" style:contextual-spacing="false" fo:line-height="100%" fo:text-align="justify" style:justify-single-word="false" fo:orphans="2" fo:widows="2" fo:text-indent="-0.427cm" style:auto-text-indent="false" style:page-number="auto">
        <style:tab-stops>
          <style:tab-stop style:position="0.464cm"/>
        </style:tab-stops>
      </style:paragraph-properties>
      <style:text-properties officeooo:paragraph-rsid="005c888e"/>
    </style:style>
    <style:style style:name="P77"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78"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c888e"/>
    </style:style>
    <style:style style:name="P79"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fo:color="#cc0066" officeooo:paragraph-rsid="00555386"/>
    </style:style>
    <style:style style:name="P80"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81"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82"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83"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84"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85"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86"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87"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88"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font-variant="normal" fo:text-transform="none" fo:color="#000000" style:font-name="Times New Roman" fo:font-size="12pt" fo:letter-spacing="normal" fo:font-style="normal" fo:font-weight="normal" officeooo:rsid="00297c95" officeooo:paragraph-rsid="00574c9d" style:font-size-asian="12pt" style:font-size-complex="12pt"/>
    </style:style>
    <style:style style:name="P89"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90"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91"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92"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000000" style:font-name="Times New Roman" fo:font-size="12pt" fo:font-weight="normal" officeooo:paragraph-rsid="00574c9d" style:font-size-asian="12pt" style:font-weight-asian="normal" style:font-size-complex="12pt" style:font-weight-complex="normal"/>
    </style:style>
    <style:style style:name="P93" style:family="paragraph" style:parent-style-name="Text_20_body" style:list-style-name="L6"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000000" style:font-name="Times New Roman" fo:font-size="12pt" fo:font-weight="normal" officeooo:paragraph-rsid="00574c9d" style:font-size-asian="12pt" style:font-weight-asian="normal" style:font-size-complex="12pt" style:font-weight-complex="normal"/>
    </style:style>
    <style:style style:name="P94"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95"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96"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97" style:family="paragraph" style:parent-style-name="Text_20_body" style:list-style-name="L6"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98"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99"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P100"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76483"/>
    </style:style>
    <style:style style:name="P10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6afb61" style:font-size-asian="12pt" style:font-size-complex="12pt"/>
    </style:style>
    <style:style style:name="P10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6afb61" style:font-size-asian="12pt" style:font-size-complex="12pt"/>
    </style:style>
    <style:style style:name="P103"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464cm"/>
        </style:tab-stops>
      </style:paragraph-properties>
      <style:text-properties style:font-name="Times New Roman" fo:font-size="12pt" officeooo:paragraph-rsid="00537a25" style:font-size-asian="12pt" style:font-size-complex="12pt"/>
    </style:style>
    <style:style style:name="T1" style:family="text">
      <style:text-properties style:font-name="Times New Roman1" fo:font-style="normal" fo:font-weight="bold" style:font-weight-asian="bold" style:font-weight-complex="bold"/>
    </style:style>
    <style:style style:name="T2" style:family="text">
      <style:text-properties style:font-name="Times New Roman1" fo:font-size="14pt" fo:font-style="normal" fo:font-weight="bold" style:font-size-asian="14pt" style:font-weight-asian="bold" style:font-size-complex="14pt" style:font-weight-complex="bold"/>
    </style:style>
    <style:style style:name="T3" style:family="text">
      <style:text-properties style:font-name="Times New Roman1" fo:font-size="14pt" officeooo:rsid="00659666" style:font-weight-asian="normal" style:font-weight-complex="normal"/>
    </style:style>
    <style:style style:name="T4" style:family="text">
      <style:text-properties style:font-name="Times New Roman1" style:font-weight-asian="normal" style:font-weight-complex="normal"/>
    </style:style>
    <style:style style:name="T5" style:family="text">
      <style:text-properties style:font-name="Times New Roman1" officeooo:rsid="005b630d" style:font-weight-asian="normal" style:font-weight-complex="normal"/>
    </style:style>
    <style:style style:name="T6" style:family="text">
      <style:text-properties style:font-name="Times New Roman1" fo:font-weight="bold" style:font-weight-asian="bold" style:font-weight-complex="bold"/>
    </style:style>
    <style:style style:name="T7"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8" style:family="text">
      <style:text-properties fo:font-variant="normal" fo:text-transform="none" fo:color="#000000" style:font-name="Times New Roman1" fo:font-size="6pt" fo:letter-spacing="normal" fo:font-style="normal" fo:font-weight="bold" style:font-size-asian="5.25pt" style:font-size-complex="6pt"/>
    </style:style>
    <style:style style:name="T9" style:family="text">
      <style:text-properties fo:font-variant="normal" fo:text-transform="none" fo:color="#000000" style:font-name="Times New Roman1" fo:font-size="4pt" fo:letter-spacing="normal" fo:font-style="normal" fo:font-weight="bold" style:font-size-asian="3.5pt" style:font-size-complex="4pt"/>
    </style:style>
    <style:style style:name="T10" style:family="text">
      <style:text-properties fo:font-variant="normal" fo:text-transform="none" fo:color="#000000" style:font-name="Times New Roman1" fo:font-size="12pt" fo:letter-spacing="normal" fo:font-style="normal" fo:font-weight="normal"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59ace4"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5b630d" style:font-size-asian="12pt" style:font-weight-asian="normal" style:font-size-complex="12pt" style:font-weight-complex="normal"/>
    </style:style>
    <style:style style:name="T15"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17" style:family="text">
      <style:text-properties fo:font-variant="normal" fo:text-transform="none" fo:color="#000000" style:font-name="Times New Roman1" fo:font-size="12pt" fo:letter-spacing="normal" fo:font-style="normal" fo:font-weight="bold" officeooo:rsid="0059ace4" style:font-size-asian="12pt" style:font-weight-asian="bold" style:font-size-complex="12pt" style:font-weight-complex="bold"/>
    </style:style>
    <style:style style:name="T18" style:family="text">
      <style:text-properties fo:font-variant="normal" fo:text-transform="none" fo:color="#000000" style:font-name="Times New Roman1" fo:font-size="12pt" fo:letter-spacing="normal" fo:font-style="normal" fo:font-weight="bold" officeooo:rsid="0068e0e2" style:font-size-asian="12pt" style:font-weight-asian="bold" style:font-size-complex="12pt" style:font-weight-complex="bold"/>
    </style:style>
    <style:style style:name="T19" style:family="text">
      <style:text-properties fo:font-variant="normal" fo:text-transform="none" fo:color="#000000" style:font-name="Times New Roman1" fo:font-size="12pt" fo:letter-spacing="normal" fo:font-style="normal" fo:font-weight="bold" style:font-size-asian="12pt" style:font-size-complex="12pt"/>
    </style:style>
    <style:style style:name="T20"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21" style:family="text">
      <style:text-properties fo:font-variant="normal" fo:text-transform="none" fo:color="#000000" style:font-name="Times New Roman1" fo:font-size="12pt" fo:letter-spacing="normal" fo:font-style="normal" fo:font-weight="bold" officeooo:rsid="0020c3ed" style:font-size-asian="12pt" style:font-size-complex="12pt"/>
    </style:style>
    <style:style style:name="T22"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23" style:family="text">
      <style:text-properties fo:font-variant="normal" fo:text-transform="none" fo:color="#000000" style:font-name="Times New Roman1" fo:font-size="14pt" fo:letter-spacing="normal" fo:font-style="normal" fo:font-weight="bold" officeooo:rsid="005b630d" style:font-size-asian="12pt" style:font-weight-asian="bold" style:font-size-complex="12pt" style:font-weight-complex="bold"/>
    </style:style>
    <style:style style:name="T24" style:family="text">
      <style:text-properties fo:font-variant="normal" fo:text-transform="none" fo:color="#000000" fo:font-size="10pt" fo:letter-spacing="normal" fo:font-style="normal" fo:font-weight="normal" officeooo:rsid="001ff6ff" style:font-size-asian="10pt" style:font-weight-asian="normal" style:font-size-complex="10pt" style:font-weight-complex="normal"/>
    </style:style>
    <style:style style:name="T25" style:family="text">
      <style:text-properties fo:font-variant="normal" fo:text-transform="none" fo:color="#000000" fo:font-size="10pt" fo:letter-spacing="normal" fo:font-style="normal" fo:font-weight="normal" officeooo:rsid="00659666" style:font-size-asian="10pt" style:font-weight-asian="normal" style:font-size-complex="10pt" style:font-weight-complex="normal"/>
    </style:style>
    <style:style style:name="T26" style:family="text">
      <style:text-properties fo:font-variant="normal" fo:text-transform="none" fo:color="#000000" fo:font-size="10pt" fo:letter-spacing="normal" fo:font-style="normal" fo:font-weight="normal" officeooo:rsid="00676483" style:font-size-asian="10pt" style:font-weight-asian="normal" style:font-size-complex="10pt" style:font-weight-complex="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fo:letter-spacing="normal" fo:font-style="normal" fo:font-weight="normal" officeooo:rsid="00243d9c" style:font-weight-asian="normal" style:font-weight-complex="normal"/>
    </style:style>
    <style:style style:name="T30" style:family="text">
      <style:text-properties fo:font-variant="normal" fo:text-transform="none" fo:color="#000000" fo:letter-spacing="normal" fo:font-style="normal" fo:font-weight="normal" officeooo:rsid="0020c3ed" style:font-weight-asian="normal" style:font-weight-complex="normal"/>
    </style:style>
    <style:style style:name="T31" style:family="text">
      <style:text-properties fo:font-variant="normal" fo:text-transform="none" fo:color="#000000" fo:letter-spacing="normal" fo:font-style="normal" fo:font-weight="normal" officeooo:rsid="00223e32" style:font-weight-asian="normal" style:font-weight-complex="normal"/>
    </style:style>
    <style:style style:name="T32" style:family="text">
      <style:text-properties fo:font-variant="normal" fo:text-transform="none" fo:color="#000000" fo:letter-spacing="normal" fo:font-style="normal" fo:font-weight="normal" officeooo:rsid="0024f462" style:font-weight-asian="normal" style:font-weight-complex="normal"/>
    </style:style>
    <style:style style:name="T33" style:family="text">
      <style:text-properties fo:font-variant="normal" fo:text-transform="none" fo:color="#000000" fo:letter-spacing="normal" fo:font-style="normal" fo:font-weight="normal" officeooo:rsid="00457f10" style:font-weight-asian="normal" style:font-weight-complex="normal"/>
    </style:style>
    <style:style style:name="T34" style:family="text">
      <style:text-properties fo:font-variant="normal" fo:text-transform="none" fo:color="#000000" fo:letter-spacing="normal" fo:font-style="normal" fo:font-weight="normal" officeooo:rsid="00697af0" style:font-weight-asian="normal" style:font-weight-complex="normal"/>
    </style:style>
    <style:style style:name="T35" style:family="text">
      <style:text-properties fo:font-variant="normal" fo:text-transform="none" fo:color="#000000" fo:letter-spacing="normal" fo:font-style="normal" fo:font-weight="normal" officeooo:rsid="006afb61" style:font-weight-asian="normal" style:font-weight-complex="normal"/>
    </style:style>
    <style:style style:name="T36" style:family="text">
      <style:text-properties fo:font-variant="normal" fo:text-transform="none" fo:color="#000000" fo:letter-spacing="normal" fo:font-style="normal" fo:font-weight="normal" officeooo:rsid="006b5905" style:font-weight-asian="normal" style:font-weight-complex="normal"/>
    </style:style>
    <style:style style:name="T37" style:family="text">
      <style:text-properties fo:font-variant="normal" fo:text-transform="none" fo:color="#000000" fo:letter-spacing="normal" fo:font-style="normal" fo:font-weight="normal" officeooo:rsid="0020c3ed"/>
    </style:style>
    <style:style style:name="T38" style:family="text">
      <style:text-properties fo:font-variant="normal" fo:text-transform="none" fo:color="#000000" fo:letter-spacing="normal" fo:font-style="normal" fo:font-weight="normal" officeooo:rsid="00223e32"/>
    </style:style>
    <style:style style:name="T39" style:family="text">
      <style:text-properties fo:font-variant="normal" fo:text-transform="none" fo:color="#000000" fo:letter-spacing="normal" fo:font-style="normal" fo:font-weight="normal" officeooo:rsid="00243d9c"/>
    </style:style>
    <style:style style:name="T40" style:family="text">
      <style:text-properties fo:font-variant="normal" fo:text-transform="none" fo:color="#000000" fo:letter-spacing="normal" fo:font-style="normal" fo:font-weight="normal" officeooo:rsid="00254b6d"/>
    </style:style>
    <style:style style:name="T41" style:family="text">
      <style:text-properties fo:font-variant="normal" fo:text-transform="none" fo:color="#000000" fo:letter-spacing="normal" fo:font-style="normal" fo:font-weight="normal" officeooo:rsid="002f514b"/>
    </style:style>
    <style:style style:name="T42" style:family="text">
      <style:text-properties fo:font-variant="normal" fo:text-transform="none" fo:color="#000000" fo:letter-spacing="normal" fo:font-style="normal" fo:font-weight="normal" officeooo:rsid="003c6855"/>
    </style:style>
    <style:style style:name="T43" style:family="text">
      <style:text-properties fo:font-variant="normal" fo:text-transform="none" fo:color="#000000" fo:letter-spacing="normal" fo:font-style="normal" fo:font-weight="normal" officeooo:rsid="003120a7"/>
    </style:style>
    <style:style style:name="T44" style:family="text">
      <style:text-properties fo:font-variant="normal" fo:text-transform="none" fo:color="#000000" fo:letter-spacing="normal" fo:font-style="normal" fo:font-weight="normal" officeooo:rsid="0024f9b7" style:font-weight-asian="bold" style:font-weight-complex="bold"/>
    </style:style>
    <style:style style:name="T45" style:family="text">
      <style:text-properties fo:font-variant="normal" fo:text-transform="none" fo:color="#000000" fo:letter-spacing="normal" fo:font-style="normal" fo:font-weight="normal" officeooo:rsid="00254b6d" style:font-weight-asian="bold" style:font-weight-complex="bold"/>
    </style:style>
    <style:style style:name="T46" style:family="text">
      <style:text-properties fo:font-variant="normal" fo:text-transform="none" fo:color="#000000" fo:letter-spacing="normal" fo:font-style="normal" fo:font-weight="normal" officeooo:rsid="002f514b" style:font-weight-asian="bold" style:font-weight-complex="bold"/>
    </style:style>
    <style:style style:name="T47" style:family="text">
      <style:text-properties fo:font-variant="normal" fo:text-transform="none" fo:color="#000000" fo:letter-spacing="normal" fo:font-style="normal" fo:font-weight="normal" officeooo:rsid="00457f10" style:font-weight-asian="bold" style:font-weight-complex="bold"/>
    </style:style>
    <style:style style:name="T48" style:family="text">
      <style:text-properties fo:font-variant="normal" fo:text-transform="none" fo:color="#000000" fo:letter-spacing="normal" fo:font-style="normal" fo:font-weight="normal" officeooo:rsid="004e2477" style:font-weight-asian="bold" style:font-weight-complex="bold"/>
    </style:style>
    <style:style style:name="T49" style:family="text">
      <style:text-properties fo:font-variant="normal" fo:text-transform="none" fo:color="#000000" fo:letter-spacing="normal" fo:font-style="normal" fo:font-weight="normal" officeooo:rsid="004ee2fd" style:font-weight-asian="bold" style:font-weight-complex="bold"/>
    </style:style>
    <style:style style:name="T50" style:family="text">
      <style:text-properties fo:font-variant="normal" fo:text-transform="none" fo:color="#000000" fo:letter-spacing="normal" fo:font-style="normal" fo:font-weight="normal" officeooo:rsid="0054daaf" style:font-weight-asian="bold" style:font-weight-complex="bold"/>
    </style:style>
    <style:style style:name="T51" style:family="text">
      <style:text-properties fo:font-variant="normal" fo:text-transform="none" fo:color="#000000" fo:letter-spacing="normal" fo:font-style="normal" fo:font-weight="normal" officeooo:rsid="005db32c" style:font-weight-asian="bold" style:font-weight-complex="bold"/>
    </style:style>
    <style:style style:name="T52" style:family="text">
      <style:text-properties fo:font-variant="normal" fo:text-transform="none" fo:color="#000000" fo:letter-spacing="normal" fo:font-style="normal" fo:font-weight="normal" officeooo:rsid="0028f814"/>
    </style:style>
    <style:style style:name="T53" style:family="text">
      <style:text-properties fo:font-variant="normal" fo:text-transform="none" fo:color="#000000" fo:letter-spacing="normal" fo:font-style="normal" fo:font-weight="normal" officeooo:rsid="0045075a"/>
    </style:style>
    <style:style style:name="T54" style:family="text">
      <style:text-properties fo:font-variant="normal" fo:text-transform="none" fo:color="#000000" fo:letter-spacing="normal" fo:font-style="normal" fo:font-weight="normal" officeooo:rsid="004d5e8c"/>
    </style:style>
    <style:style style:name="T55" style:family="text">
      <style:text-properties fo:font-variant="normal" fo:text-transform="none" fo:color="#000000" fo:letter-spacing="normal" fo:font-style="normal" fo:font-weight="normal" officeooo:rsid="004ee2fd"/>
    </style:style>
    <style:style style:name="T56" style:family="text">
      <style:text-properties fo:font-variant="normal" fo:text-transform="none" fo:color="#000000" fo:letter-spacing="normal" fo:font-style="normal" fo:font-weight="normal" officeooo:rsid="00508663"/>
    </style:style>
    <style:style style:name="T57" style:family="text">
      <style:text-properties fo:font-variant="normal" fo:text-transform="none" fo:color="#000000" fo:letter-spacing="normal" fo:font-style="normal" fo:font-weight="normal" officeooo:rsid="005284bf"/>
    </style:style>
    <style:style style:name="T58" style:family="text">
      <style:text-properties fo:font-variant="normal" fo:text-transform="none" fo:color="#000000" fo:letter-spacing="normal" fo:font-style="normal" fo:font-weight="normal" officeooo:rsid="0059ace4"/>
    </style:style>
    <style:style style:name="T59" style:family="text">
      <style:text-properties fo:font-variant="normal" fo:text-transform="none" fo:color="#000000" fo:letter-spacing="normal" fo:font-style="normal" fo:font-weight="normal" officeooo:rsid="005c888e"/>
    </style:style>
    <style:style style:name="T60" style:family="text">
      <style:text-properties fo:font-variant="normal" fo:text-transform="none" fo:color="#000000" fo:letter-spacing="normal" fo:font-style="normal" fo:font-weight="normal" officeooo:rsid="005db32c"/>
    </style:style>
    <style:style style:name="T61" style:family="text">
      <style:text-properties fo:font-variant="normal" fo:text-transform="none" fo:color="#000000" fo:letter-spacing="normal" fo:font-style="normal" fo:font-weight="normal" officeooo:rsid="00697af0"/>
    </style:style>
    <style:style style:name="T62" style:family="text">
      <style:text-properties fo:font-variant="normal" fo:text-transform="none" fo:color="#000000" fo:letter-spacing="normal" fo:font-style="normal" fo:font-weight="normal" officeooo:rsid="006afb61"/>
    </style:style>
    <style:style style:name="T63" style:family="text">
      <style:text-properties fo:font-variant="normal" fo:text-transform="none" fo:color="#000000" fo:letter-spacing="normal" fo:font-style="normal" fo:font-weight="normal" officeooo:rsid="006b5905"/>
    </style:style>
    <style:style style:name="T64" style:family="text">
      <style:text-properties fo:font-variant="normal" fo:text-transform="none" fo:color="#000000" fo:letter-spacing="normal" fo:font-style="normal" fo:font-weight="bold"/>
    </style:style>
    <style:style style:name="T65" style:family="text">
      <style:text-properties fo:font-variant="normal" fo:text-transform="none" fo:color="#000000" fo:letter-spacing="normal" fo:font-style="normal" fo:font-weight="bold" style:font-weight-asian="bold" style:font-weight-complex="bold"/>
    </style:style>
    <style:style style:name="T66" style:family="text">
      <style:text-properties fo:font-variant="normal" fo:text-transform="none" fo:color="#000000" fo:letter-spacing="normal" fo:font-style="normal" fo:font-weight="bold" officeooo:rsid="0024f9b7" style:font-weight-asian="bold" style:font-weight-complex="bold"/>
    </style:style>
    <style:style style:name="T67" style:family="text">
      <style:text-properties fo:font-variant="normal" fo:text-transform="none" fo:color="#000000" fo:letter-spacing="normal" fo:font-style="normal" fo:font-weight="bold" officeooo:rsid="00254b6d" style:font-weight-asian="bold" style:font-weight-complex="bold"/>
    </style:style>
    <style:style style:name="T68" style:family="text">
      <style:text-properties fo:font-variant="normal" fo:text-transform="none" fo:color="#000000" fo:letter-spacing="normal" fo:font-style="normal" fo:font-weight="bold" officeooo:rsid="0045075a" style:font-weight-asian="bold" style:font-weight-complex="bold"/>
    </style:style>
    <style:style style:name="T69" style:family="text">
      <style:text-properties fo:font-variant="normal" fo:text-transform="none" fo:color="#000000" fo:letter-spacing="normal" fo:font-style="normal" fo:font-weight="bold" officeooo:rsid="006b5905" style:font-weight-asian="bold" style:font-weight-complex="bold"/>
    </style:style>
    <style:style style:name="T70" style:family="text">
      <style:text-properties fo:font-variant="normal" fo:text-transform="none" fo:color="#000000" fo:letter-spacing="normal" fo:font-style="normal" fo:font-weight="bold" officeooo:rsid="006b5905"/>
    </style:style>
    <style:style style:name="T71" style:family="text">
      <style:text-properties fo:font-variant="normal" fo:text-transform="none" fo:color="#000000" fo:letter-spacing="normal" fo:font-weight="normal" style:font-name-asian="Times New Roman" style:font-weight-asian="normal" style:font-name-complex="Times New Roman"/>
    </style:style>
    <style:style style:name="T72" style:family="text">
      <style:text-properties fo:font-variant="normal" fo:text-transform="none" fo:color="#000000" fo:letter-spacing="normal" fo:font-weight="normal" style:font-weight-asian="normal" style:font-name-complex="Times New Roman"/>
    </style:style>
    <style:style style:name="T73" style:family="text">
      <style:text-properties fo:font-variant="normal" fo:text-transform="none" fo:color="#000000" fo:letter-spacing="normal" style:text-underline-style="none" fo:font-weight="normal" style:font-weight-asian="normal" style:font-name-complex="Times New Roman"/>
    </style:style>
    <style:style style:name="T74" style:family="text">
      <style:text-properties fo:font-variant="normal" fo:text-transform="none" fo:color="#000000" fo:letter-spacing="normal" fo:font-weight="bold" style:font-weight-asian="bold" style:font-name-complex="Times New Roman" style:font-weight-complex="bold"/>
    </style:style>
    <style:style style:name="T75"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76"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77"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78"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79"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80" style:family="text">
      <style:text-properties fo:font-variant="normal" fo:text-transform="none" fo:color="#000000" style:text-position="20% 100%" fo:letter-spacing="normal" style:text-underline-style="none" fo:font-weight="normal" style:font-weight-asian="normal" style:font-name-complex="Times New Roman"/>
    </style:style>
    <style:style style:name="T8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82"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83"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84"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85"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86"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87" style:family="text">
      <style:text-properties fo:font-variant="normal" fo:text-transform="none" fo:color="#000000" style:font-name="Times New Roman" fo:font-size="12pt" fo:letter-spacing="normal" fo:font-style="normal" fo:font-weight="normal" style:font-size-asian="12pt" style:font-size-complex="12pt"/>
    </style:style>
    <style:style style:name="T88"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89"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90"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91"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92"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93"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94"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95" style:family="text">
      <style:text-properties fo:font-variant="normal" fo:text-transform="none" fo:color="#000000" style:font-name="Times New Roman" fo:font-size="12pt" fo:letter-spacing="normal" fo:font-style="normal" fo:font-weight="normal" officeooo:rsid="003120a7"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97"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98"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99"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1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11"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12"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13"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14"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15"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16"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17"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18"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19"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20"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21"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22"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23"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24"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25"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26"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27"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28"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29" style:family="text">
      <style:text-properties fo:font-variant="normal" fo:text-transform="none" fo:color="#cc0066" style:font-name="Times New Roman1" fo:font-size="12pt" fo:letter-spacing="normal" fo:font-style="normal" fo:font-weight="normal" style:font-size-asian="12pt" style:font-size-complex="12pt"/>
    </style:style>
    <style:style style:name="T130" style:family="text">
      <style:text-properties fo:font-variant="normal" fo:text-transform="none" fo:color="#cc0066" style:font-name="Times New Roman" fo:font-size="12pt" fo:letter-spacing="normal" fo:font-style="normal" fo:font-weight="normal" style:font-size-asian="12pt" style:font-size-complex="12pt"/>
    </style:style>
    <style:style style:name="T131" style:family="text">
      <style:text-properties fo:font-variant="normal" fo:text-transform="none" fo:color="#cc0066" style:font-name="Times New Roman" fo:font-size="12pt" fo:letter-spacing="normal" fo:font-style="normal" fo:font-weight="normal" officeooo:rsid="00457f10" style:font-size-asian="12pt" style:font-size-complex="12pt"/>
    </style:style>
    <style:style style:name="T132" style:family="text">
      <style:text-properties fo:font-variant="normal" fo:text-transform="none" fo:color="#cc0066" style:font-name="Times New Roman" fo:font-size="12pt" fo:letter-spacing="normal" fo:font-style="normal" fo:font-weight="normal" officeooo:rsid="005db32c" style:font-size-asian="12pt" style:font-size-complex="12pt"/>
    </style:style>
    <style:style style:name="T133" style:family="text">
      <style:text-properties fo:font-variant="normal" fo:text-transform="none" fo:color="#cc0066" style:font-name="Times New Roman" fo:font-size="12pt" fo:letter-spacing="normal" fo:font-style="normal" fo:font-weight="normal" officeooo:rsid="0026bfbf" style:font-size-asian="12pt" style:font-size-complex="12pt"/>
    </style:style>
    <style:style style:name="T134" style:family="text">
      <style:text-properties fo:font-variant="normal" fo:text-transform="none" fo:color="#cc0066" fo:letter-spacing="normal" fo:font-style="normal" fo:font-weight="bold"/>
    </style:style>
    <style:style style:name="T135" style:family="text">
      <style:text-properties fo:font-variant="normal" fo:text-transform="none" fo:color="#cc0066" fo:letter-spacing="normal" fo:font-style="normal" fo:font-weight="normal"/>
    </style:style>
    <style:style style:name="T136" style:family="text">
      <style:text-properties fo:font-variant="normal" fo:text-transform="none" fo:letter-spacing="normal" fo:font-style="normal"/>
    </style:style>
    <style:style style:name="T137" style:family="text">
      <style:text-properties fo:font-variant="normal" fo:text-transform="none" fo:letter-spacing="normal" fo:font-style="normal" fo:font-weight="bold"/>
    </style:style>
    <style:style style:name="T138" style:family="text">
      <style:text-properties fo:font-variant="normal" fo:text-transform="none" fo:letter-spacing="normal" fo:font-style="normal" fo:font-weight="bold" officeooo:rsid="0068e0e2"/>
    </style:style>
    <style:style style:name="T139" style:family="text">
      <style:text-properties fo:font-variant="normal" fo:text-transform="none" fo:letter-spacing="normal" fo:font-style="normal" fo:font-weight="bold" style:font-weight-asian="bold" style:font-weight-complex="bold"/>
    </style:style>
    <style:style style:name="T140" style:family="text">
      <style:text-properties fo:font-variant="normal" fo:text-transform="none" fo:letter-spacing="normal" fo:font-style="normal" fo:font-weight="bold" officeooo:rsid="006b5905" style:font-weight-asian="bold" style:font-weight-complex="bold"/>
    </style:style>
    <style:style style:name="T141" style:family="text">
      <style:text-properties fo:font-variant="normal" fo:text-transform="none" fo:letter-spacing="normal" fo:font-style="normal" fo:font-weight="normal"/>
    </style:style>
    <style:style style:name="T142" style:family="text">
      <style:text-properties fo:font-variant="normal" fo:text-transform="none" fo:letter-spacing="normal" fo:font-style="normal" fo:font-weight="normal" officeooo:rsid="0020c3ed"/>
    </style:style>
    <style:style style:name="T143" style:family="text">
      <style:text-properties fo:font-variant="normal" fo:text-transform="none" fo:letter-spacing="normal" fo:font-style="normal" fo:font-weight="normal" officeooo:rsid="0045075a"/>
    </style:style>
    <style:style style:name="T144" style:family="text">
      <style:text-properties fo:font-variant="normal" fo:text-transform="none" fo:letter-spacing="normal" fo:font-style="normal" fo:font-weight="normal" officeooo:rsid="0068e0e2"/>
    </style:style>
    <style:style style:name="T145" style:family="text">
      <style:text-properties fo:font-variant="normal" fo:text-transform="none" fo:letter-spacing="normal" fo:font-style="normal" fo:font-weight="normal" officeooo:rsid="006b5905"/>
    </style:style>
    <style:style style:name="T146" style:family="text">
      <style:text-properties fo:font-variant="normal" fo:text-transform="none" fo:letter-spacing="normal" fo:font-style="normal" fo:font-weight="normal" officeooo:rsid="00697af0"/>
    </style:style>
    <style:style style:name="T147" style:family="text">
      <style:text-properties fo:font-variant="normal" fo:text-transform="none" fo:letter-spacing="normal" fo:font-style="normal" officeooo:rsid="005db32c"/>
    </style:style>
    <style:style style:name="T148"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49" style:family="text">
      <style:text-properties fo:font-variant="normal" fo:text-transform="none" style:font-name="Times New Roman" fo:font-size="12pt" fo:letter-spacing="normal" fo:font-style="normal" fo:font-weight="normal" style:font-size-asian="12pt" style:font-size-complex="12pt"/>
    </style:style>
    <style:style style:name="T150" style:family="text">
      <style:text-properties fo:font-variant="normal" fo:text-transform="none" style:font-name="Times New Roman" fo:font-size="12pt" fo:letter-spacing="normal" fo:font-style="normal" fo:font-weight="normal" officeooo:rsid="00457f10" style:font-size-asian="12pt" style:font-size-complex="12pt"/>
    </style:style>
    <style:style style:name="T151" style:family="text">
      <style:text-properties fo:font-variant="normal" fo:text-transform="none" style:font-name="Times New Roman" fo:font-size="12pt" fo:letter-spacing="normal" fo:font-style="normal" fo:font-weight="normal" officeooo:rsid="0026bfbf" style:font-size-asian="12pt" style:font-size-complex="12pt"/>
    </style:style>
    <style:style style:name="T152" style:family="text">
      <style:text-properties fo:font-weight="bold" style:font-weight-asian="bold" style:font-weight-complex="bold"/>
    </style:style>
    <style:style style:name="T153" style:family="text">
      <style:text-properties fo:font-weight="bold" officeooo:rsid="001fec1f" style:font-weight-asian="bold" style:font-weight-complex="bold"/>
    </style:style>
    <style:style style:name="T154" style:family="text">
      <style:text-properties fo:font-weight="bold" officeooo:rsid="0024f9b7" style:font-weight-asian="bold" style:font-weight-complex="bold"/>
    </style:style>
    <style:style style:name="T155" style:family="text">
      <style:text-properties fo:font-weight="bold" officeooo:rsid="0026a5b9" style:font-weight-asian="bold" style:font-weight-complex="bold"/>
    </style:style>
    <style:style style:name="T156" style:family="text">
      <style:text-properties fo:font-weight="bold" officeooo:rsid="002ed48f" style:font-weight-asian="bold" style:font-weight-complex="bold"/>
    </style:style>
    <style:style style:name="T157" style:family="text">
      <style:text-properties fo:font-weight="bold" officeooo:rsid="003a7e68" style:font-weight-asian="bold" style:font-weight-complex="bold"/>
    </style:style>
    <style:style style:name="T158" style:family="text">
      <style:text-properties fo:font-weight="bold" officeooo:rsid="00457f10" style:font-weight-asian="bold" style:font-weight-complex="bold"/>
    </style:style>
    <style:style style:name="T159" style:family="text">
      <style:text-properties fo:font-weight="bold" officeooo:rsid="004d5e8c" style:font-weight-asian="bold" style:font-weight-complex="bold"/>
    </style:style>
    <style:style style:name="T160" style:family="text">
      <style:text-properties fo:font-weight="bold" officeooo:rsid="0059ace4" style:font-weight-asian="bold" style:font-weight-complex="bold"/>
    </style:style>
    <style:style style:name="T161" style:family="text">
      <style:text-properties fo:font-weight="bold" officeooo:rsid="005db32c" style:font-weight-asian="bold" style:font-weight-complex="bold"/>
    </style:style>
    <style:style style:name="T162" style:family="text">
      <style:text-properties fo:font-weight="bold" officeooo:rsid="006bd474" style:font-weight-asian="bold" style:font-weight-complex="bold"/>
    </style:style>
    <style:style style:name="T163" style:family="text">
      <style:text-properties fo:color="#cc0066"/>
    </style:style>
    <style:style style:name="T164" style:family="text">
      <style:text-properties fo:color="#cc0066" style:font-name="Times New Roman1" fo:font-size="22pt" fo:font-style="normal" fo:font-weight="bold" officeooo:rsid="006173d4" style:font-size-asian="22pt" style:font-weight-asian="bold" style:font-size-complex="22pt" style:font-weight-complex="bold"/>
    </style:style>
    <style:style style:name="T165" style:family="text">
      <style:text-properties fo:color="#cc0066" style:font-name="Times New Roman1" fo:font-size="22pt" fo:font-style="normal" fo:font-weight="bold" officeooo:rsid="006638a9" style:font-size-asian="22pt" style:font-weight-asian="bold" style:font-size-complex="22pt" style:font-weight-complex="bold"/>
    </style:style>
    <style:style style:name="T166" style:family="text">
      <style:text-properties fo:color="#cc0066" fo:font-weight="bold" officeooo:rsid="00288371" style:font-weight-asian="bold" style:font-weight-complex="bold"/>
    </style:style>
    <style:style style:name="T167" style:family="text">
      <style:text-properties style:font-weight-asian="bold" style:font-weight-complex="bold"/>
    </style:style>
    <style:style style:name="T168" style:family="text">
      <style:text-properties officeooo:rsid="004e2477" style:font-weight-asian="bold" style:font-weight-complex="bold"/>
    </style:style>
    <style:style style:name="T169" style:family="text">
      <style:text-properties officeooo:rsid="006abcd5" style:font-weight-asian="bold" style:font-weight-complex="bold"/>
    </style:style>
    <style:style style:name="T170" style:family="text">
      <style:text-properties officeooo:rsid="0027a089"/>
    </style:style>
    <style:style style:name="T171" style:family="text">
      <style:text-properties officeooo:rsid="00288371"/>
    </style:style>
    <style:style style:name="T172"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173"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174" style:family="text">
      <style:text-properties style:font-name="Times New Roman" fo:font-size="12pt" fo:font-style="italic" style:font-size-asian="12pt" style:font-style-asian="italic" style:font-size-complex="12pt" style:font-style-complex="italic"/>
    </style:style>
    <style:style style:name="T175" style:family="text">
      <style:text-properties officeooo:rsid="002dacd0"/>
    </style:style>
    <style:style style:name="T176" style:family="text">
      <style:text-properties officeooo:rsid="002ed48f"/>
    </style:style>
    <style:style style:name="T177" style:family="text">
      <style:text-properties officeooo:rsid="003a7e68"/>
    </style:style>
    <style:style style:name="T178" style:family="text">
      <style:text-properties officeooo:rsid="003d28b2"/>
    </style:style>
    <style:style style:name="T179" style:family="text">
      <style:text-properties officeooo:rsid="004d5e8c"/>
    </style:style>
    <style:style style:name="T180" style:family="text">
      <style:text-properties officeooo:rsid="0054816d"/>
    </style:style>
    <style:style style:name="T181" style:family="text">
      <style:text-properties fo:font-style="italic" style:font-style-asian="italic" style:font-style-complex="italic"/>
    </style:style>
    <style:style style:name="T182" style:family="text">
      <style:text-properties fo:font-style="italic" style:text-underline-style="none" officeooo:rsid="0054816d" style:font-style-asian="italic" style:font-style-complex="italic" style:font-weight-complex="normal"/>
    </style:style>
    <style:style style:name="T183" style:family="text">
      <style:text-properties style:font-weight-asian="normal" style:font-weight-complex="normal"/>
    </style:style>
    <style:style style:name="T184" style:family="text">
      <style:text-properties officeooo:rsid="005f0e1b" style:font-weight-asian="normal" style:font-weight-complex="normal"/>
    </style:style>
    <style:style style:name="T185" style:family="text">
      <style:text-properties officeooo:rsid="006699db" style:font-weight-asian="normal" style:font-weight-complex="normal"/>
    </style:style>
    <style:style style:name="T186" style:family="text">
      <style:text-properties style:font-name-complex="Times New Roman"/>
    </style:style>
    <style:style style:name="T187" style:family="text">
      <style:text-properties officeooo:rsid="0059ace4"/>
    </style:style>
    <style:style style:name="T188" style:family="text">
      <style:text-properties officeooo:rsid="005db32c"/>
    </style:style>
    <style:style style:name="T189" style:family="text">
      <style:text-properties officeooo:rsid="005f0e1b"/>
    </style:style>
    <style:style style:name="T190" style:family="text">
      <style:text-properties officeooo:rsid="006096ed"/>
    </style:style>
    <style:style style:name="T191" style:family="text">
      <style:text-properties officeooo:rsid="0063b7d7"/>
    </style:style>
    <style:style style:name="T192" style:family="text">
      <style:text-properties officeooo:rsid="001ff6ff"/>
    </style:style>
    <style:style style:name="T193" style:family="text">
      <style:text-properties officeooo:rsid="0021b2ac"/>
    </style:style>
    <style:style style:name="T194" style:family="text">
      <style:text-properties fo:font-size="12pt" fo:font-weight="normal" style:font-size-asian="12pt" style:font-weight-asian="normal" style:font-size-complex="12pt" style:font-weight-complex="normal"/>
    </style:style>
    <style:style style:name="T195" style:family="text">
      <style:text-properties fo:font-size="12pt" fo:font-weight="normal" officeooo:rsid="006699db" style:font-size-asian="12pt" style:font-weight-asian="normal" style:font-size-complex="12pt" style:font-weight-complex="normal"/>
    </style:style>
    <style:style style:name="T196" style:family="text">
      <style:text-properties officeooo:rsid="00659666"/>
    </style:style>
    <style:style style:name="T197" style:family="text">
      <style:text-properties officeooo:rsid="00676483"/>
    </style:style>
    <style:style style:name="T198" style:family="text">
      <style:text-properties officeooo:rsid="0068d2e7"/>
    </style:style>
    <style:style style:name="T199" style:family="text">
      <style:text-properties officeooo:rsid="006abcd5"/>
    </style:style>
    <style:style style:name="T200" style:family="text">
      <style:text-properties officeooo:rsid="006bd474"/>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INISTÉRIO DA ECONOMIA</text:p>
      <text:p text:style-name="P33">SECRETARIA DE COORDENAÇÃO E GOVERNANÇA DO PATRIMÔNIO DA UNIÃO</text:p>
      <text:p text:style-name="P40">Superintendência do Patrimônio da União em Santa Catarina</text:p>
      <text:p text:style-name="P6"><text:span text:style-name="Strong_20_Emphasis"><text:span text:style-name="T1">Praça XV de novembro, 336, CENTRO, FLORIANÓPOLIS/SC, CEP 88010-40</text:span></text:span><text:span text:style-name="Strong_20_Emphasis"><text:span text:style-name="T2">0, FONE (48) 3251-8200</text:span></text:span></text:p>
      <text:p text:style-name="P7"><text:span text:style-name="Strong_20_Emphasis"><text:span text:style-name="T165">Emissão da </text:span></text:span><text:span text:style-name="Strong_20_Emphasis"><text:span text:style-name="T164">nota técnica</text:span></text:span></text:p>
      <text:p text:style-name="P59"><text:span text:style-name="T187">PROJETO DE DESCENTRALIZAÇÃO E MODERNIZAÇÃO ADMINISTRATIVA</text:span> <text:span text:style-name="T198">PARA REGULARIZAÇÃO DE RANCHOS DE PESCA EM SANTA CATARINA</text:span></text:p>
      <text:p text:style-name="P58"/>
      <text:p text:style-name="P4"><text:span text:style-name="T13">Este projeto visa a </text:span><text:span text:style-name="T10">re</text:span><text:span text:style-name="Strong_20_Emphasis"><text:span text:style-name="T10">gulamentação de procedimentos entre as instituições </text:span></text:span><text:span text:style-name="Strong_20_Emphasis"><text:span text:style-name="T12">e </text:span></text:span><text:span text:style-name="Strong_20_Emphasis"><text:span text:style-name="T13">a </text:span></text:span><text:span text:style-name="Strong_20_Emphasis"><text:span text:style-name="T10">regularização de ranchos </text:span></text:span><text:span text:style-name="Strong_20_Emphasis"><text:span text:style-name="T13">de pesca</text:span></text:span><text:span text:style-name="Strong_20_Emphasis"><text:span text:style-name="T10">, para pescadores artesanais/profissionais de </text:span></text:span><text:span text:style-name="Strong_20_Emphasis"><text:span text:style-name="T129">C</text:span></text:span><text:span text:style-name="Strong_20_Emphasis"><text:span text:style-name="T10">omunidades </text:span></text:span><text:span text:style-name="Strong_20_Emphasis"><text:span text:style-name="T129">T</text:span></text:span><text:span text:style-name="Strong_20_Emphasis"><text:span text:style-name="T10">radicionais em Santa Catarina, </text:span></text:span><text:span text:style-name="Strong_20_Emphasis"><text:span text:style-name="T11">de uso sustentável, </text:span></text:span><text:span text:style-name="Strong_20_Emphasis"><text:span text:style-name="T10">com anuência do Município de Florianópolis.</text:span></text:span></text:p>
      <text:p text:style-name="P4"><text:span text:style-name="Strong_20_Emphasis"><text:span text:style-name="T10"/></text:span></text:p>
      <text:p text:style-name="P5"><text:span text:style-name="Strong_20_Emphasis"><text:span text:style-name="T16">I-</text:span></text:span><text:span text:style-name="Strong_20_Emphasis"><text:span text:style-name="T17">DIAGN</text:span></text:span><text:span text:style-name="Strong_20_Emphasis"><text:span text:style-name="T18">Ó</text:span></text:span><text:span text:style-name="Strong_20_Emphasis"><text:span text:style-name="T17">STICO:</text:span></text:span></text:p>
      <text:p text:style-name="P4"><text:span text:style-name="Strong_20_Emphasis"><text:span text:style-name="T15"/></text:span></text:p>
      <text:p text:style-name="P3"><text:span text:style-name="Strong_20_Emphasis"><text:span text:style-name="T7"/></text:span></text:p>
      <text:p text:style-name="P1"><text:span text:style-name="Strong_20_Emphasis"><text:span text:style-name="T8"/></text:span></text:p>
      <text:p text:style-name="P2"><text:span text:style-name="Strong_20_Emphasis"><text:span text:style-name="T21"/></text:span></text:p>
      <text:p text:style-name="P2"><text:span text:style-name="Strong_20_Emphasis"><text:span text:style-name="T19"><text:s/></text:span></text:span><text:span text:style-name="Strong_20_Emphasis"><text:span text:style-name="T22">II</text:span></text:span><text:span text:style-name="Strong_20_Emphasis"><text:span text:style-name="T20">-SEMINÁRIO</text:span></text:span><text:span text:style-name="Strong_20_Emphasis"><text:span text:style-name="T19">:</text:span></text:span></text:p>
      <text:p text:style-name="P1"><text:span text:style-name="Strong_20_Emphasis"><text:span text:style-name="T9"/></text:span></text:p>
      <text:p text:style-name="P8"><text:span text:style-name="Strong_20_Emphasis"><text:span text:style-name="T87">A SPU/SC realizou o </text:span></text:span><text:span text:style-name="Strong_20_Emphasis"><text:span text:style-name="T88">P</text:span></text:span><text:span text:style-name="Strong_20_Emphasis"><text:span text:style-name="T110">RIMEIRO SEMINÁRIO INSTITUCIONAL SOBRE A REGULARIZAÇÃO DE RANCHOS DE PESCA EM SANTA CATARINA</text:span></text:span><text:span text:style-name="Strong_20_Emphasis"><text:span text:style-name="T87">, </text:span></text:span><text:span text:style-name="Strong_20_Emphasis"><text:span text:style-name="T89">de acordo com o </text:span></text:span><text:span text:style-name="Strong_20_Emphasis"><text:span text:style-name="T87">Ofício-Circular nº 01/2019 </text:span></text:span><text:span text:style-name="Strong_20_Emphasis"><text:span text:style-name="T90">e </text:span></text:span><text:span text:style-name="Strong_20_Emphasis"><text:span text:style-name="T87">Programação do Evento, </text:span></text:span><text:span text:style-name="Strong_20_Emphasis"><text:span text:style-name="T89">conforme</text:span></text:span><text:span text:style-name="Strong_20_Emphasis"><text:span text:style-name="T87"> processo </text:span></text:span><text:span text:style-name="Strong_20_Emphasis"><text:span text:style-name="T89">SEI/ME</text:span></text:span><text:span text:style-name="Strong_20_Emphasis"><text:span text:style-name="T87"> nº 10154.104557/2019-37, para fins de articulação, orientação e regulamentação quanto aos procedimentos de regularização de rancho, para pescadores artesanais/profissionais de </text:span></text:span><text:span text:style-name="Strong_20_Emphasis"><text:span text:style-name="T130">Comunidades Tradicionais</text:span></text:span><text:span text:style-name="Strong_20_Emphasis"><text:span text:style-name="T87"> em Santa Catarina, </text:span></text:span><text:span text:style-name="Strong_20_Emphasis"><text:span text:style-name="T90">de forma sustentável, </text:span></text:span><text:span text:style-name="Strong_20_Emphasis"><text:span text:style-name="T87">para a emissão do </text:span></text:span><text:span text:style-name="Strong_20_Emphasis"><text:span text:style-name="T118">Termo de Autorização de Uso Sustentável – TAUS.</text:span></text:span></text:p>
      <text:p text:style-name="P8"><text:span text:style-name="Strong_20_Emphasis"><text:span text:style-name="T115">Para a emissão do referido T</text:span></text:span><text:span text:style-name="Strong_20_Emphasis"><text:span text:style-name="T111">AUS, o pescador </text:span></text:span><text:span text:style-name="Strong_20_Emphasis"><text:span text:style-name="T112">deve se </text:span></text:span><text:span text:style-name="Strong_20_Emphasis"><text:span text:style-name="T111">dirigir a diversos órgãos, para, posteriormente, pleitear a regularização junto à SPU/SC, observando o que segue:</text:span></text:span></text:p>
      <text:list xml:id="list2914252778359210795" text:style-name="L1">
        <text:list-item>
          <text:p text:style-name="P66"><text:span text:style-name="T138">SPU/SC</text:span></text:p>
        </text:list-item>
        <text:list-item>
          <text:p text:style-name="P66"><text:span text:style-name="T137">Município: </text:span><text:span text:style-name="T144">Responsável pela </text:span><text:span text:style-name="T141">identificação </text:span><text:span text:style-name="T142">e caracterização </text:span><text:span text:style-name="T141">das comunidades tradicionais, </text:span><text:span text:style-name="T142">bem como </text:span><text:span text:style-name="T144">pela </text:span><text:span text:style-name="T141">manifestação quanto </text:span><text:span text:style-name="T142">ao </text:span><text:span text:style-name="T141">uso do solo, de acordo com o </text:span><text:span text:style-name="T143">P</text:span><text:span text:style-name="T141">lano </text:span><text:span text:style-name="T143">D</text:span><text:span text:style-name="T141">iretor </text:span><text:span text:style-name="T143">M</text:span><text:span text:style-name="T141">unicipal </text:span><text:span text:style-name="T142">e </text:span><text:span text:style-name="T143">A</text:span><text:span text:style-name="T142">mbiental</text:span><text:span text:style-name="T141">;</text:span></text:p>
        </text:list-item>
        <text:list-item>
          <text:p text:style-name="P68"><text:span text:style-name="T64">Ministério da Agricultura, </text:span><text:span text:style-name="T70">Pecuária e Abasteciment</text:span><text:span text:style-name="T69">o </text:span><text:span text:style-name="T65">– </text:span><text:span text:style-name="T69">MAPA</text:span><text:span text:style-name="T63">: </text:span><text:span text:style-name="T27">Responsável pel</text:span><text:span text:style-name="T38">a expedição d</text:span><text:span text:style-name="T39">o </text:span><text:span text:style-name="T28">Registro </text:span><text:span text:style-name="T29">de Pescador Profissional</text:span><text:span text:style-name="T28"> </text:span><text:span text:style-name="T30">e Inscrição da Embarcação</text:span><text:span text:style-name="T28">;</text:span></text:p>
        </text:list-item>
        <text:list-item>
          <text:p text:style-name="P68"><text:span text:style-name="T64">Capitania dos Portos:</text:span><text:span text:style-name="T27"> Responsável pela emissão da </text:span><text:span text:style-name="T28">Caderneta de Inscrição </text:span><text:span text:style-name="T31">e Registro - </text:span><text:span text:style-name="T34">CIR</text:span><text:span text:style-name="T31"> </text:span><text:span text:style-name="T32">(Carteira POP)</text:span><text:span text:style-name="T28"> </text:span><text:span text:style-name="T31">e</text:span><text:span text:style-name="T30"> Título</text:span><text:span text:style-name="T28"> de Inscrição de Embarcação – TIE;</text:span></text:p>
        </text:list-item>
        <text:list-item>
          <text:p text:style-name="P73"><text:span text:style-name="T137">Receita Federal do Brasil </text:span><text:span text:style-name="T139">– </text:span><text:span text:style-name="T140">RFB</text:span><text:span text:style-name="T145">:</text:span><text:span text:style-name="T141"> Responsável pel</text:span><text:span text:style-name="T146">o </text:span><text:span text:style-name="T141">Cadastro Específico do INSS – CEI;</text:span></text:p>
        </text:list-item>
        <text:list-item>
          <text:p text:style-name="P73"><text:span text:style-name="T137">Previdência Social </text:span><text:span text:style-name="T141">– Responsável pel</text:span><text:span text:style-name="T146">o </text:span><text:span text:style-name="T141">Cadastro Nacional de Informações Sociais – CNIS;</text:span></text:p>
        </text:list-item>
        <text:list-item>
          <text:p text:style-name="P68"><text:span text:style-name="T64">Banco do Brasil:</text:span><text:span text:style-name="T27"> Responsável pel</text:span><text:span text:style-name="T61">a c</text:span><text:span text:style-name="T27">omprovação </text:span><text:span text:style-name="T37">de renda </text:span><text:span text:style-name="T27">por meio do PASEP </text:span><text:span text:style-name="T61">(caso o requerente seja servidor público)</text:span><text:span text:style-name="T27">; </text:span><text:span text:style-name="T63">e,</text:span></text:p>
        </text:list-item>
        <text:list-item>
          <text:p text:style-name="P69"><text:span text:style-name="T134">…...............................................ICMBIO </text:span><text:span text:style-name="T135">–</text:span><text:span text:style-name="T27"> Responsável pel</text:span><text:span text:style-name="T61">a emissão da </text:span><text:span text:style-name="T27">Licença Ambiental.</text:span></text:p>
          <text:p text:style-name="P69"><text:span text:style-name="Strong_20_Emphasis"><text:span text:style-name="T37"/></text:span></text:p>
        </text:list-item>
      </text:list>
      <text:p text:style-name="P71"><text:span text:style-name="Strong_20_Emphasis"><text:span text:style-name="T37">Além disso, os entes abaixo são responsáveis pelo fomento e apoio à atividade pesqueira no Estado:</text:span></text:span></text:p>
      <text:list xml:id="list164937141214531" text:continue-numbering="true" text:style-name="L1">
        <text:list-item>
          <text:p text:style-name="P69"><text:soft-page-break/><text:span text:style-name="T70">Empresa de Pesquisa Agropecuária e Extensão Rural de Santa Catarina </text:span><text:span text:style-name="T63">– </text:span><text:span text:style-name="T64">EPAGRI: </text:span><text:span text:style-name="T70">a</text:span><text:span text:style-name="T27">poio ao pescador na</text:span><text:span text:style-name="T53"> </text:span><text:span text:style-name="T27">elaboraç</text:span><text:span text:style-name="T53">ão da </text:span><text:span text:style-name="T27">planta </text:span><text:span text:style-name="T53">e </text:span><text:span text:style-name="T27">memorial descritivo da área; </text:span><text:span text:style-name="T61">e,</text:span></text:p>
        </text:list-item>
        <text:list-item>
          <text:p text:style-name="P69"><text:span text:style-name="T61">Federação Catarinense dos Municípios – </text:span><text:span text:style-name="T64">FECAM: </text:span><text:span text:style-name="T36">no apoio ao </text:span><text:span text:style-name="T37">desenvolvimento de um sistema eletrônico, para facilitar o atendimento aos pescadores, Município e SPU/</text:span><text:span text:style-name="T27">SC.</text:span></text:p>
        </text:list-item>
      </text:list>
      <text:p text:style-name="P70"><text:span text:style-name="Strong_20_Emphasis"><text:span text:style-name="T61">Por fim, os entes abaixo são responsáveis pela fiscalização e demandas de cunho judicial:</text:span></text:span></text:p>
      <text:list xml:id="list164937143195649" text:continue-numbering="true" text:style-name="L1">
        <text:list-item>
          <text:p text:style-name="P67"><text:span text:style-name="T65">Ministério Público Federal </text:span><text:span text:style-name="T27">– </text:span><text:span text:style-name="T63">MPF: r</text:span><text:span text:style-name="T27">ealizar trabalho integrado entre SPU e </text:span><text:span text:style-name="T53">m</text:span><text:span text:style-name="T27">unicípios, visando </text:span><text:span text:style-name="T54">a </text:span><text:span text:style-name="T27">apresentação de um cronograma de atendimento, por região, evitando assim, demandas pontuais que cons</text:span><text:span text:style-name="T54">tituem a</text:span><text:span text:style-name="T27"> maior parte</text:span><text:span text:style-name="T54"> das demandas de </text:span><text:span text:style-name="T27">fiscalização;</text:span></text:p>
        </text:list-item>
        <text:list-item>
          <text:p text:style-name="P72"><text:span text:style-name="T27">Justiça Estadual e Federal</text:span></text:p>
        </text:list-item>
      </text:list>
      <text:list xml:id="list6161743576053690607" text:style-name="L2">
        <text:list-header>
          <text:p text:style-name="P74"/>
        </text:list-header>
      </text:list>
      <text:p text:style-name="P9"><text:span text:style-name="T187">II</text:span>I-UNIFICAÇÃO DE AÇÕES ENTRE ÓRGÃOS PÚBLICO<text:span text:style-name="T176">S</text:span>:</text:p>
      <text:p text:style-name="P13"><text:span text:style-name="T179">Através do </text:span>Primeiro Seminário Institucional do Litoral Catarinense, com a participação dos órgãos envolvidos, exceto <text:span text:style-name="T179">o </text:span>Banco do Brasil e <text:span text:style-name="T179">o </text:span>Ministério Público Federal, foi possível apresentar a legislação inerente e os instrumentos necessários <text:span text:style-name="T179">para a </text:span>regularização de rancho <text:span text:style-name="T179">de pesca</text:span>, <text:span text:style-name="T179">visando </text:span><text:s/>atender os pescadores de <text:span text:style-name="T163">Comunidades Tradicionais.</text:span></text:p>
      <text:p text:style-name="P15"><text:span text:style-name="T179">O </text:span>uso do solo <text:span text:style-name="T179">deverá estar de acordo c</text:span>om o Plano Diretor Municipal <text:span text:style-name="T179">e Ambiental,</text:span> <text:span text:style-name="T159">observando o cunho </text:span><text:span text:style-name="T152">social </text:span><text:span text:style-name="T159">e</text:span><text:span text:style-name="T152"> ouvindo as partes envolvidas, proporcionando, assim, </text:span><text:span text:style-name="T156">obter</text:span><text:span text:style-name="T152"> sugestões para a realização dos estudos de descentralização e simplificação das atividades de cada órgão, </text:span><text:span text:style-name="T159">de modo a </text:span><text:span text:style-name="T152">atender a demanda do pescador,</text:span> com base no Decreto nº 9.094/2017. </text:p>
      <text:p text:style-name="P19"><text:span text:style-name="T199">Os para implementação do presente projeto</text:span> foram realizados em parceria com os <text:span text:style-name="T199">entes </text:span>abaixo:</text:p>
      <text:p text:style-name="P20"><text:span text:style-name="T152">1-Município de Florianópolis/SC</text:span>, <text:span text:style-name="T183">sito …...............</text:span><text:span text:style-name="T5"> – CEP ….. – </text:span><text:span text:style-name="T4">Prefeito – </text:span><text:span text:style-name="T3">Gean Loureiro ;;;;</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53">Nome/<text:span text:style-name="T196">Gargo</text:span></text:p>
          </table:table-cell>
          <table:table-cell table:style-name="Tabela7.A1" office:value-type="string">
            <text:p text:style-name="P32"><text:span text:style-name="Strong_20_Emphasis"><text:span text:style-name="T25">Órgão</text:span></text:span></text:p>
          </table:table-cell>
          <table:table-cell table:style-name="Tabela7.A1" office:value-type="string">
            <text:p text:style-name="P53">E-mail</text:p>
          </table:table-cell>
          <table:table-cell table:style-name="Tabela7.D1" office:value-type="string">
            <text:p text:style-name="P62"><text:span text:style-name="T196">DDD/</text:span>Fone/<text:span text:style-name="T196">Celular</text:span></text:p>
          </table:table-cell>
        </table:table-row>
      </table:table>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3">Adriano Roberto Weickert</text:p>
          </table:table-cell>
          <table:table-cell table:style-name="Tabela1.A1" office:value-type="string">
            <text:p text:style-name="P100"><text:span text:style-name="Strong_20_Emphasis"><text:span text:style-name="T26">SMPMA</text:span></text:span></text:p>
          </table:table-cell>
          <table:table-cell table:style-name="Tabela1.A1" office:value-type="string">
            <text:p text:style-name="P63"><text:a xlink:type="simple" xlink:href="mailto:adrianoweickert@gamial.com">adrianoweickert@gamial.com</text:a></text:p>
          </table:table-cell>
          <table:table-cell table:style-name="Tabela1.D1" office:value-type="string">
            <text:p text:style-name="P63">(48) 3952-7010</text:p>
          </table:table-cell>
        </table:table-row>
        <table:table-row>
          <table:table-cell table:style-name="Tabela1.A2" office:value-type="string">
            <text:p text:style-name="P63">Fernanda Santos Amorim</text:p>
          </table:table-cell>
          <table:table-cell table:style-name="Tabela1.A2" office:value-type="string">
            <text:p text:style-name="P100"><text:span text:style-name="Strong_20_Emphasis"><text:span text:style-name="T26">SMPMA</text:span></text:span></text:p>
          </table:table-cell>
          <table:table-cell table:style-name="Tabela1.A2" office:value-type="string">
            <text:p text:style-name="P63"><text:a xlink:type="simple" xlink:href="mailto:Fernanda.smttde@pmf.sc.gov.br">Fernanda.smttde@pmf.sc.gov.br</text:a></text:p>
          </table:table-cell>
          <table:table-cell table:style-name="Tabela1.D2" office:value-type="string">
            <text:p text:style-name="P63">(48) 3952-7010</text:p>
          </table:table-cell>
        </table:table-row>
        <table:table-row>
          <table:table-cell table:style-name="Tabela1.A2" office:value-type="string">
            <text:p text:style-name="P50">Humberto Pereira de Almeida</text:p>
          </table:table-cell>
          <table:table-cell table:style-name="Tabela1.A2" office:value-type="string">
            <text:p text:style-name="P56">SPU/SC</text:p>
          </table:table-cell>
          <table:table-cell table:style-name="Tabela1.A2" office:value-type="string">
            <text:p text:style-name="P50">humberto.almeida@planejamento.gov.br</text:p>
          </table:table-cell>
          <table:table-cell table:style-name="Tabela1.D2" office:value-type="string">
            <text:p text:style-name="P50">48 3251-8215</text:p>
          </table:table-cell>
        </table:table-row>
        <table:table-row>
          <table:table-cell table:style-name="Tabela1.A2" office:value-type="string">
            <text:p text:style-name="P63">Rosely Maria Azevedo</text:p>
          </table:table-cell>
          <table:table-cell table:style-name="Tabela1.A2" office:value-type="string">
            <text:p text:style-name="P56">SPU/SC</text:p>
          </table:table-cell>
          <table:table-cell table:style-name="Tabela1.A2" office:value-type="string">
            <text:p text:style-name="P50"><text:span text:style-name="T197">Rosely.azevedo</text:span>@planejamento.gov.br</text:p>
          </table:table-cell>
          <table:table-cell table:style-name="Tabela1.D2" office:value-type="string">
            <text:p text:style-name="P50">48 3251-8215</text:p>
          </table:table-cell>
        </table:table-row>
        <table:table-row table:style-name="Tabela1.5">
          <table:table-cell table:style-name="Tabela1.A2" office:value-type="string">
            <text:p text:style-name="P50">Alexandre Pandino Azevedo</text:p>
          </table:table-cell>
          <table:table-cell table:style-name="Tabela1.A2" office:value-type="string">
            <text:p text:style-name="P50">SPU/SC</text:p>
          </table:table-cell>
          <table:table-cell table:style-name="Tabela1.A2" office:value-type="string">
            <text:p text:style-name="P51">alexandre.pandino@planejamento.gov.br</text:p>
          </table:table-cell>
          <table:table-cell table:style-name="Tabela1.D2" office:value-type="string">
            <text:p text:style-name="P50">48 3251-8215</text:p>
          </table:table-cell>
        </table:table-row>
        <table:table-row table:style-name="Tabela1.5">
          <table:table-cell table:style-name="Tabela1.A2" office:value-type="string">
            <text:p text:style-name="P55">Telesmagno</text:p>
          </table:table-cell>
          <table:table-cell table:style-name="Tabela1.A2" office:value-type="string">
            <text:p text:style-name="P50">SPU/SC</text:p>
          </table:table-cell>
          <table:table-cell table:style-name="Tabela1.A2" office:value-type="string">
            <text:p text:style-name="P51"/>
          </table:table-cell>
          <table:table-cell table:style-name="Tabela1.D2" office:value-type="string">
            <text:p text:style-name="P50"/>
          </table:table-cell>
        </table:table-row>
      </table:table>
      <text:p text:style-name="P26"/>
      <text:p text:style-name="P21"><text:span text:style-name="T152">2-Município de Garopaba/S</text:span>C, <text:span text:style-name="T183">sito </text:span><text:span text:style-name="T185">à Rua.......................</text:span><text:span text:style-name="T5">– CEP …........ – </text:span><text:span text:style-name="T6">Prefeito - ….......................</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3">Nome/<text:span text:style-name="T196">Gargo</text:span></text:p>
          </table:table-cell>
          <table:table-cell table:style-name="Tabela5.A1" office:value-type="string">
            <text:p text:style-name="P32"><text:span text:style-name="Strong_20_Emphasis"><text:span text:style-name="T25">Órgão</text:span></text:span></text:p>
          </table:table-cell>
          <table:table-cell table:style-name="Tabela5.A1" office:value-type="string">
            <text:p text:style-name="P53">E-mail</text:p>
          </table:table-cell>
          <table:table-cell table:style-name="Tabela5.D1" office:value-type="string">
            <text:p text:style-name="P62"><text:span text:style-name="T196">DDD/</text:span>Fone/<text:span text:style-name="T196">Celular</text:span></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9">Luiz Antônio de Campos - <text:span text:style-name="T196">Vereador</text:span></text:p>
          </table:table-cell>
          <table:table-cell table:style-name="Tabela2.A1" office:value-type="string">
            <text:p text:style-name="P31"><text:span text:style-name="Strong_20_Emphasis"><text:span text:style-name="T24">Câmara de Vereadores <text:s/>Garopaba</text:span></text:span></text:p>
          </table:table-cell>
          <table:table-cell table:style-name="Tabela2.A1" office:value-type="string">
            <text:p text:style-name="P50"><text:span text:style-name="T192">luizinhocampos04</text:span>@gmail.com</text:p>
          </table:table-cell>
          <table:table-cell table:style-name="Tabela2.D1" office:value-type="string">
            <text:p text:style-name="P50">48 <text:span text:style-name="T192">996432970</text:span></text:p>
          </table:table-cell>
        </table:table-row>
        <table:table-row>
          <table:table-cell table:style-name="Tabela2.A2" office:value-type="string">
            <text:p text:style-name="P49">Edevaldo Gonçalves da S<text:span text:style-name="T191">ilva</text:span> Junior - <text:span text:style-name="T196">Secretário</text:span></text:p>
          </table:table-cell>
          <table:table-cell table:style-name="Tabela2.A2" office:value-type="string">
            <text:p text:style-name="P31"><text:span text:style-name="Strong_20_Emphasis"><text:span text:style-name="T24">Secretaria de Agricultura e Pesca Garopaba</text:span></text:span></text:p>
          </table:table-cell>
          <table:table-cell table:style-name="Tabela2.A2" office:value-type="string">
            <text:p text:style-name="P49">agripesca@garopaba.sc.gov.br</text:p>
          </table:table-cell>
          <table:table-cell table:style-name="Tabela2.D2" office:value-type="string">
            <text:p text:style-name="P50">48 <text:span text:style-name="T192">999430063</text:span></text:p>
          </table:table-cell>
        </table:table-row>
        <table:table-row>
          <table:table-cell table:style-name="Tabela2.A2" office:value-type="string">
            <text:p text:style-name="P50">Humberto Pereira de Almeida</text:p>
            <text:p text:style-name="P54">Responsável pela NUREF</text:p>
          </table:table-cell>
          <table:table-cell table:style-name="Tabela2.A2" office:value-type="string">
            <text:p text:style-name="P56">SPU/SC</text:p>
          </table:table-cell>
          <table:table-cell table:style-name="Tabela2.A2" office:value-type="string">
            <text:p text:style-name="P50">humberto.almeida@planejamento.gov.br</text:p>
          </table:table-cell>
          <table:table-cell table:style-name="Tabela2.D2" office:value-type="string">
            <text:p text:style-name="P50">48 3251-8215</text:p>
          </table:table-cell>
        </table:table-row>
        <table:table-row>
          <table:table-cell table:style-name="Tabela2.A2" office:value-type="string">
            <text:p text:style-name="P51">José Henrique Francisco Santos</text:p>
            <text:p text:style-name="P54"><text:soft-page-break/>Chefe da Superintendência da Pesca Federal em SC</text:p>
          </table:table-cell>
          <table:table-cell table:style-name="Tabela2.A2" office:value-type="string">
            <text:p text:style-name="P51">DAP/SFA/MAPA</text:p>
          </table:table-cell>
          <table:table-cell table:style-name="Tabela2.A2" office:value-type="string">
            <text:p text:style-name="P51">Jose.hsantos@agricultura.gov.br</text:p>
          </table:table-cell>
          <table:table-cell table:style-name="Tabela2.D2" office:value-type="string">
            <text:p text:style-name="P50">48 <text:span text:style-name="T193">999500329</text:span></text:p>
          </table:table-cell>
        </table:table-row>
        <table:table-row>
          <table:table-cell table:style-name="Tabela2.A2" office:value-type="string">
            <text:p text:style-name="P50">Alexandre Pandino Azevedo</text:p>
            <text:p text:style-name="P54">Técnico </text:p>
          </table:table-cell>
          <table:table-cell table:style-name="Tabela2.A2" office:value-type="string">
            <text:p text:style-name="P50">SPU/SC</text:p>
          </table:table-cell>
          <table:table-cell table:style-name="Tabela2.A2" office:value-type="string">
            <text:p text:style-name="P51">alexandre.pandino@planejamento.gov.br</text:p>
          </table:table-cell>
          <table:table-cell table:style-name="Tabela2.D2" office:value-type="string">
            <text:p text:style-name="P50">48 3251-8215</text:p>
          </table:table-cell>
        </table:table-row>
      </table:table>
      <text:p text:style-name="P35"/>
      <text:p text:style-name="P36"/>
      <text:p text:style-name="P36"/>
      <text:p text:style-name="P36"/>
      <text:p text:style-name="P36"/>
      <text:p text:style-name="P36"/>
      <text:p text:style-name="P36"/>
      <text:p text:style-name="P36"/>
      <text:p text:style-name="P37"><text:span text:style-name="T152">3-Município de Governador Celso Ramos/SC</text:span><text:span text:style-name="T194">, sito </text:span><text:span text:style-name="T14">Praça 6 de Novembro, 1, Ganchos do Meio, Governador Celso Ramos/SC – CEP 88190-000 – </text:span><text:span text:style-name="T15">Prefeito - </text:span><text:span text:style-name="T23">Juliano Duarte Campos</text:span></text:p>
      <text:p text:style-name="P36"/>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3">Nome/<text:span text:style-name="T196">Gargo</text:span></text:p>
          </table:table-cell>
          <table:table-cell table:style-name="Tabela6.A1" office:value-type="string">
            <text:p text:style-name="P32"><text:span text:style-name="Strong_20_Emphasis"><text:span text:style-name="T25">Órgão</text:span></text:span></text:p>
          </table:table-cell>
          <table:table-cell table:style-name="Tabela6.A1" office:value-type="string">
            <text:p text:style-name="P52">E-mail</text:p>
          </table:table-cell>
          <table:table-cell table:style-name="Tabela6.D1" office:value-type="string">
            <text:p text:style-name="P52"><text:span text:style-name="T196">DDD/</text:span>Fone/<text:span text:style-name="T196">Celular</text:span></text:p>
          </table:table-cell>
        </table:table-row>
        <table:table-row>
          <table:table-cell table:style-name="Tabela6.A2" office:value-type="string">
            <text:p text:style-name="P29">Gil Marcos dos Santos </text:p>
            <text:p text:style-name="P30">Secretário</text:p>
          </table:table-cell>
          <table:table-cell table:style-name="Tabela6.B2" office:value-type="string">
            <text:p text:style-name="P27"><text:span text:style-name="Strong_20_Emphasis"><text:span text:style-name="T194">Secretaria de Desenvolvimento da Pesca e Maricultura</text:span></text:span></text:p>
          </table:table-cell>
          <table:table-cell table:style-name="Tabela6.C2" office:value-type="string">
            <text:p text:style-name="P28"><text:a xlink:type="simple" xlink:href="mailto:Gilmds@gmail.com"><text:span text:style-name="T194">Gilmds@gmail.com</text:span></text:a></text:p>
          </table:table-cell>
          <table:table-cell table:style-name="Tabela6.D2" office:value-type="string">
            <text:p text:style-name="P57">(48) 3262-2528 <text:span text:style-name="T196">e</text:span> 99638-1676</text:p>
          </table:table-cell>
        </table:table-row>
      </table:table>
      <text:p text:style-name="P36"/>
      <text:p text:style-name="P38"><text:span text:style-name="T152">4-Município de São Francisco do Sul</text:span>, <text:span text:style-name="T194">sito </text:span><text:span text:style-name="T195">à Rua.......................</text:span><text:span text:style-name="T14">– CEP …........ – </text:span><text:span text:style-name="T15">Prefeito - ….......................</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3">Nome/<text:span text:style-name="T196">Gargo</text:span></text:p>
          </table:table-cell>
          <table:table-cell table:style-name="Tabela4.A1" office:value-type="string">
            <text:p text:style-name="P32"><text:span text:style-name="Strong_20_Emphasis"><text:span text:style-name="T25">Órgão</text:span></text:span></text:p>
          </table:table-cell>
          <table:table-cell table:style-name="Tabela4.A1" office:value-type="string">
            <text:p text:style-name="P52">E-mail</text:p>
          </table:table-cell>
          <table:table-cell table:style-name="Tabela4.D1" office:value-type="string">
            <text:p text:style-name="P53"><text:span text:style-name="T196">DDD/</text:span>Fone/<text:span text:style-name="T196">Celular</text:span></text:p>
          </table:table-cell>
        </table:table-row>
        <table:table-row>
          <table:table-cell table:style-name="Tabela4.A5" office:value-type="string">
            <text:p text:style-name="P49"/>
          </table:table-cell>
          <table:table-cell table:style-name="Tabela4.B5" office:value-type="string">
            <text:p text:style-name="P31"><text:span text:style-name="Strong_20_Emphasis"><text:span text:style-name="T24"/></text:span></text:p>
          </table:table-cell>
          <table:table-cell table:style-name="Tabela4.C5" office:value-type="string">
            <text:p text:style-name="P49"/>
          </table:table-cell>
          <table:table-cell table:style-name="Tabela4.D5" office:value-type="string">
            <text:p text:style-name="P50"/>
          </table:table-cell>
        </table:table-row>
        <table:table-row>
          <table:table-cell table:style-name="Tabela4.A5" office:value-type="string">
            <text:p text:style-name="P50"/>
          </table:table-cell>
          <table:table-cell table:style-name="Tabela4.B5" office:value-type="string">
            <text:p text:style-name="P56"/>
          </table:table-cell>
          <table:table-cell table:style-name="Tabela4.C5" office:value-type="string">
            <text:p text:style-name="P50"/>
          </table:table-cell>
          <table:table-cell table:style-name="Tabela4.D5" office:value-type="string">
            <text:p text:style-name="P50"/>
          </table:table-cell>
        </table:table-row>
        <table:table-row>
          <table:table-cell table:style-name="Tabela4.A5" office:value-type="string">
            <text:p text:style-name="P51"/>
          </table:table-cell>
          <table:table-cell table:style-name="Tabela4.B5" office:value-type="string">
            <text:p text:style-name="P51"/>
          </table:table-cell>
          <table:table-cell table:style-name="Tabela4.C5" office:value-type="string">
            <text:p text:style-name="P51"/>
          </table:table-cell>
          <table:table-cell table:style-name="Tabela4.D5" office:value-type="string">
            <text:p text:style-name="P50"/>
          </table:table-cell>
        </table:table-row>
        <table:table-row>
          <table:table-cell table:style-name="Tabela4.A5" office:value-type="string">
            <text:p text:style-name="P50"/>
          </table:table-cell>
          <table:table-cell table:style-name="Tabela4.B5" office:value-type="string">
            <text:p text:style-name="P50"/>
          </table:table-cell>
          <table:table-cell table:style-name="Tabela4.C5" office:value-type="string">
            <text:p text:style-name="P51"/>
          </table:table-cell>
          <table:table-cell table:style-name="Tabela4.D5" office:value-type="string">
            <text:p text:style-name="P50"/>
          </table:table-cell>
        </table:table-row>
      </table:table>
      <text:p text:style-name="P39"/>
      <text:p text:style-name="P18"><text:span text:style-name="T160">I</text:span><text:span text:style-name="T157">V</text:span><text:span text:style-name="T152">-</text:span><text:span text:style-name="T154">DESCENTRALIZAÇÃO </text:span><text:span text:style-name="T155">E MODERNIZAÇÃO ADMINISTRATIVA</text:span><text:span text:style-name="T154">:</text:span></text:p>
      <text:p text:style-name="P101"><text:span text:style-name="T167">Visando </text:span><text:span text:style-name="T168">facilitar o acesso dos interessados d</text:span><text:span text:style-name="T169">as</text:span><text:span text:style-name="T168"> comunidades tradicionais aos serviços disponibilizados pelos entes relacionados ao TAUS, a área responsável pela </text:span><text:span text:style-name="T169">p</text:span><text:span text:style-name="T168">esca no </text:span><text:span text:style-name="T169">m</text:span><text:span text:style-name="T168">unicípio disponibilizará um Ponto de Atendimento, ficando responsável pelo preenchimento do Requerimento do Pescador no site da SPU, bem como pela identificação e caracterização do rancho de pesca. </text:span></text:p>
      <text:p text:style-name="P101"><text:span text:style-name="T168">Será de sua responsabilidade, também, a verificação da adequação da área quanto ao uso do solo, quanto ao Plano Diretor Municipal e Ambiental e quanto à identificação do pescador integrante de comunidade tradicional.</text:span></text:p>
      <text:p text:style-name="P102"><text:span text:style-name="T48">T</text:span><text:span text:style-name="T49">al providência evitará </text:span><text:span text:style-name="T41">o deslocamento do </text:span><text:span text:style-name="T40">pescador </text:span><text:span text:style-name="T41">até a </text:span><text:span text:style-name="T62">s</text:span><text:span text:style-name="T40">ede da SPU/SC, para abertura do processo e assinatura do TAUS, </text:span><text:span text:style-name="T41">sendo </text:span><text:span text:style-name="T55">todo o procedimento realizado no</text:span><text:span text:style-name="T40"> próprio Município, </text:span><text:span text:style-name="T67">com anuência do </text:span><text:span text:style-name="T68">Prefeito.</text:span></text:p>
      <text:p text:style-name="P102"><text:span text:style-name="T35">O</text:span><text:span text:style-name="T59">s</text:span><text:span text:style-name="T58"> Municípios </text:span><text:span text:style-name="T59">acima j</text:span><text:span text:style-name="T58">á estão utilizando ess</text:span><text:span text:style-name="T62">a metodologia</text:span><text:span text:style-name="T58">, aguardando apenas a sua formalização pela SPU.</text:span></text:p>
      <text:p text:style-name="P23"><text:soft-page-break/><text:span text:style-name="T41">Após </text:span><text:span text:style-name="T56">a </text:span><text:span text:style-name="T41">abertura do processo digital pelo Município </text:span><text:span text:style-name="T42">no site da </text:span><text:span text:style-name="T56">Secretaria do Patrimônio da União</text:span><text:span text:style-name="T41">, </text:span><text:span text:style-name="T42">a Superintendência </text:span><text:span text:style-name="T41">informará o número do processo </text:span><text:span text:style-name="T43">à </text:span><text:span text:style-name="T56">á</text:span><text:span text:style-name="T43">rea </text:span><text:span text:style-name="T56">r</text:span><text:span text:style-name="T43">esponsável pela </text:span><text:span text:style-name="T56">p</text:span><text:span text:style-name="T43">esca no </text:span><text:span text:style-name="T56">m</text:span><text:span text:style-name="T43">unicípio</text:span><text:span text:style-name="T41">. </text:span></text:p>
      <text:list xml:id="list3137402699347338723" text:style-name="L3">
        <text:list-header>
          <text:p text:style-name="P103"><text:span text:style-name="T63">Uma vez aprovado o Requerimento, </text:span><text:span text:style-name="T41">o Município enviará </text:span><text:span text:style-name="T42">à SPU/SC</text:span><text:span text:style-name="T41"> a minuta do TAUS, com os respectivos do</text:span><text:span text:style-name="T43">cu</text:span><text:span text:style-name="T41">mentos, para análise. </text:span><text:span text:style-name="T57">Caso </text:span><text:span text:style-name="T41">aprovado, </text:span><text:span text:style-name="T57">o documento será assinado </text:span><text:span text:style-name="T41">e </text:span><text:span text:style-name="T42">retornará </text:span><text:span text:style-name="T41">ao Município, para a</text:span><text:span text:style-name="T57">s</text:span><text:span text:style-name="T41"> assinatura</text:span><text:span text:style-name="T57">s</text:span><text:span text:style-name="T41"> do Prefeito e do </text:span><text:span text:style-name="T43">b</text:span><text:span text:style-name="T41">eneficiár</text:span><text:span text:style-name="T43">i</text:span><text:span text:style-name="T41">o. </text:span><text:span text:style-name="T63">Tendo sido assinado, o </text:span><text:span text:style-name="T53">Município </text:span><text:span text:style-name="T42">devolverá o TAUS à SPU/SC.</text:span></text:p>
          <text:p text:style-name="P75"><text:span text:style-name="T92">D</text:span><text:span text:style-name="T103">entre as providências já adotadas, podemos citar:</text:span></text:p>
        </text:list-header>
      </text:list>
      <text:list xml:id="list64242646686510174" text:style-name="L4">
        <text:list-item>
          <text:p text:style-name="P76"><text:span text:style-name="T103">A</text:span><text:span text:style-name="T95"> </text:span><text:span text:style-name="T94">União re</text:span><text:span text:style-name="T87">pass</text:span><text:span text:style-name="T93">a</text:span><text:span text:style-name="T87"> </text:span><text:span text:style-name="T106">20% dos </text:span><text:span text:style-name="T87">recursos arrecada</text:span><text:span text:style-name="T96">dos de taxas </text:span><text:span text:style-name="T103">patrimoniais</text:span><text:span text:style-name="T87"> aos municípios, </text:span><text:span text:style-name="T94">desde 2016, </text:span><text:span text:style-name="T106">por esse motivo, destacamos:</text:span></text:p>
        </text:list-item>
      </text:list>
      <text:p text:style-name="P60"/>
      <text:p text:style-name="P60"/>
      <text:p text:style-name="P61"/>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2">Município</text:p>
          </table:table-cell>
          <table:table-cell table:style-name="Tabela3.A1" office:value-type="string">
            <text:p text:style-name="P43">2016</text:p>
          </table:table-cell>
          <table:table-cell table:style-name="Tabela3.A1" office:value-type="string">
            <text:p text:style-name="P43">2017</text:p>
          </table:table-cell>
          <table:table-cell table:style-name="Tabela3.A1" office:value-type="string">
            <text:p text:style-name="P43">2018</text:p>
          </table:table-cell>
          <table:table-cell table:style-name="Tabela3.E1" office:value-type="string">
            <text:p text:style-name="P43">Total</text:p>
          </table:table-cell>
        </table:table-row>
        <table:table-row>
          <table:table-cell table:style-name="Tabela3.A5" office:value-type="string">
            <text:p text:style-name="P42">Florianópolis</text:p>
          </table:table-cell>
          <table:table-cell table:style-name="Tabela3.B5" office:value-type="string">
            <text:p text:style-name="P41"/>
          </table:table-cell>
          <table:table-cell table:style-name="Tabela3.D5" office:value-type="string">
            <text:p text:style-name="P41"/>
          </table:table-cell>
          <table:table-cell table:style-name="Tabela3.D5" office:value-type="string">
            <text:p text:style-name="P41"/>
          </table:table-cell>
          <table:table-cell table:style-name="Tabela3.E5" office:value-type="string">
            <text:p text:style-name="P41"/>
          </table:table-cell>
        </table:table-row>
        <table:table-row>
          <table:table-cell table:style-name="Tabela3.A5" office:value-type="string">
            <text:p text:style-name="P42">Garopaba</text:p>
          </table:table-cell>
          <table:table-cell table:style-name="Tabela3.B5" office:value-type="string">
            <text:p text:style-name="P41"/>
          </table:table-cell>
          <table:table-cell table:style-name="Tabela3.D5" office:value-type="string">
            <text:p text:style-name="P41"/>
          </table:table-cell>
          <table:table-cell table:style-name="Tabela3.D5" office:value-type="string">
            <text:p text:style-name="P41"/>
          </table:table-cell>
          <table:table-cell table:style-name="Tabela3.E5" office:value-type="string">
            <text:p text:style-name="P41"/>
          </table:table-cell>
        </table:table-row>
        <table:table-row>
          <table:table-cell table:style-name="Tabela3.A5" office:value-type="string">
            <text:p text:style-name="P42">Governador Celso Ramos</text:p>
          </table:table-cell>
          <table:table-cell table:style-name="Tabela3.B5" office:value-type="string">
            <text:p text:style-name="P41"/>
          </table:table-cell>
          <table:table-cell table:style-name="Tabela3.D5" office:value-type="string">
            <text:p text:style-name="P41"/>
          </table:table-cell>
          <table:table-cell table:style-name="Tabela3.D5" office:value-type="string">
            <text:p text:style-name="P41"/>
          </table:table-cell>
          <table:table-cell table:style-name="Tabela3.E5" office:value-type="string">
            <text:p text:style-name="P41"/>
          </table:table-cell>
        </table:table-row>
        <table:table-row>
          <table:table-cell table:style-name="Tabela3.A5" office:value-type="string">
            <text:p text:style-name="P42">Balneário Camboriú</text:p>
          </table:table-cell>
          <table:table-cell table:style-name="Tabela3.B5" office:value-type="string">
            <text:p text:style-name="P41"/>
          </table:table-cell>
          <table:table-cell table:style-name="Tabela3.D5" office:value-type="string">
            <text:p text:style-name="P41"/>
          </table:table-cell>
          <table:table-cell table:style-name="Tabela3.D5" office:value-type="string">
            <text:p text:style-name="P41"/>
          </table:table-cell>
          <table:table-cell table:style-name="Tabela3.E5" office:value-type="string">
            <text:p text:style-name="P41"/>
          </table:table-cell>
        </table:table-row>
        <table:table-row>
          <table:table-cell table:style-name="Tabela3.A6" table:number-columns-spanned="4" office:value-type="string">
            <text:p text:style-name="P42">Total repassado...............................................................................................</text:p>
          </table:table-cell>
          <table:covered-table-cell/>
          <table:covered-table-cell/>
          <table:covered-table-cell/>
          <table:table-cell table:style-name="Tabela3.E6" office:value-type="string">
            <text:p text:style-name="P41"/>
          </table:table-cell>
        </table:table-row>
      </table:table>
      <text:list xml:id="list164937185216940" text:continue-numbering="true" text:style-name="L4">
        <text:list-item>
          <text:p text:style-name="P77"><text:span text:style-name="T94">A </text:span><text:span text:style-name="T99">necessidade de modernização do </text:span><text:span text:style-name="T87">marco regulatório para a regularização de ranchos de pesca;</text:span></text:p>
        </text:list-item>
        <text:list-item>
          <text:p text:style-name="P77"><text:span text:style-name="T103">A</text:span><text:span text:style-name="T87"> importância do planejamento e controle do espaço em sintonia com o desenvolvimento social e ambiental;</text:span></text:p>
        </text:list-item>
        <text:list-item>
          <text:p text:style-name="P77"><text:span text:style-name="T102">A i</text:span><text:span text:style-name="T99">mplementação de e</text:span><text:span text:style-name="T87">stratégias de mitigação do passivo de processos de regularização de ranchos na SPU/SC;</text:span></text:p>
        </text:list-item>
        <text:list-item>
          <text:p text:style-name="P77"><text:span text:style-name="T102">A u</text:span><text:span text:style-name="T98">tilização da </text:span><text:span text:style-name="T87">EPAGRI, </text:span><text:span text:style-name="T108">no </text:span><text:span text:style-name="T99">apoio aos pescadores na área de sua competência </text:span><text:span text:style-name="T108">(</text:span><text:span text:style-name="T122">n</text:span><text:span text:style-name="T119">a palestra do Representante </text:span><text:span text:style-name="T120">da EPAGRI</text:span><text:span text:style-name="T119">, foi mencionado que a pesca artesanal/profissional em Santa Catarina representa 52% em relação </text:span><text:span text:style-name="T121">à</text:span><text:span text:style-name="T119"> industrial</text:span><text:span text:style-name="T122">)</text:span><text:span text:style-name="T87">;</text:span></text:p>
        </text:list-item>
        <text:list-item>
          <text:p text:style-name="P77"><text:span text:style-name="T102">A u</text:span><text:span text:style-name="T98">tilização da </text:span><text:span text:style-name="T87">FECAM </text:span><text:span text:style-name="T108">n</text:span><text:span text:style-name="T98">o </text:span><text:span text:style-name="T108">apoio ao </text:span><text:span text:style-name="T98">desenvolvimento de um sistema eletrônico, para facilitar o atendimento aos pescadores, Município e SPU/</text:span><text:span text:style-name="T87">SC;</text:span></text:p>
        </text:list-item>
        <text:list-item>
          <text:p text:style-name="P79"><text:span text:style-name="T150">O a</text:span><text:span text:style-name="T151">proveitamento da expertise da </text:span><text:span text:style-name="T149">Secretaria de Aquicultura e Pesca de Santa Catarina, </text:span><text:span text:style-name="T151">quanto ao </text:span><text:span text:style-name="T149">fomento da atividade pesqueira;</text:span></text:p>
        </text:list-item>
        <text:list-item>
          <text:p text:style-name="P78"><text:span text:style-name="T102">A u</text:span><text:span text:style-name="T98">nificação de políticas públicas que envolve</text:span><text:span text:style-name="T109">m</text:span><text:span text:style-name="T98"> vários órgãos</text:span><text:span text:style-name="T87">, </text:span><text:span text:style-name="T98">tais como: SPU, Municípios, Ministério da Agricultura, </text:span><text:span text:style-name="T87">Capitania dos Portos, ICMBIO, Receita Federal </text:span><text:span text:style-name="T109">do Brasil</text:span><text:span text:style-name="T87">, </text:span><text:span text:style-name="T133">Previdência Social,</text:span><text:span text:style-name="T98"> </text:span><text:span text:style-name="T100">visando </text:span><text:span text:style-name="T87">cria</text:span><text:span text:style-name="T100">r </text:span><text:span text:style-name="T87">um Grupo </text:span><text:span text:style-name="T100">de Trabalho, pelo Órgão Central da SPU</text:span><text:span text:style-name="T87">, para a </text:span><text:span text:style-name="T109">coordenação de</text:span><text:span text:style-name="T98">sses </text:span><text:span text:style-name="T87">estudos, </text:span><text:span text:style-name="T100">evitando, assim, que vários </text:span><text:span text:style-name="T109">entes</text:span><text:span text:style-name="T100"> façam o mesmo trabalho, garantindo a segurança jurídica, eliminando </text:span><text:span text:style-name="T102">a</text:span><text:span text:style-name="T100"> corrupção e atendendo o Decreto nº 9.094/2017. Além disso, essa unificação, poderá ajudar o Governo Federal, </text:span><text:span text:style-name="T97">na</text:span><text:span text:style-name="T100"> implementa</text:span><text:span text:style-name="T97">ção de</text:span><text:span text:style-name="T100"> outras políticas que envolv</text:span><text:span text:style-name="T97">a</text:span><text:span text:style-name="T100">m R</text:span><text:span text:style-name="T109">egularização Urbana - R</text:span><text:span text:style-name="T100">eurb, Seguro Defeso e </text:span><text:span text:style-name="T109">i</text:span><text:span text:style-name="T100">senç</text:span><text:span text:style-name="T109">ões</text:span><text:span text:style-name="T100"> de </text:span><text:span text:style-name="T109">t</text:span><text:span text:style-name="T100">axas, </text:span><text:span text:style-name="T109">e</text:span><text:span text:style-name="T106">tc</text:span><text:span text:style-name="T87">; e,</text:span></text:p>
        </text:list-item>
        <text:list-item>
          <text:p text:style-name="P77"><text:span text:style-name="T102">A c</text:span><text:span text:style-name="T101">r</text:span><text:span text:style-name="T87">iação de </text:span><text:span text:style-name="T109">um </text:span><text:span text:style-name="T87">Requerimento Eletrônico </text:span><text:span text:style-name="T109">para concessão de Rancho de Pesca</text:span><text:span text:style-name="T87"> pela SPU/SC, facilitando assim os demais procedimentos de regularização e trâmites entre SPU/SC e Município, </text:span><text:span text:style-name="T106">caso não seja possível ser implementado pela SPU</text:span><text:span text:style-name="T87">.</text:span></text:p>
        </text:list-item>
      </text:list>
      <text:p text:style-name="P11">V-LEGISLAÇÃO:</text:p>
      <text:p text:style-name="P24"><text:span text:style-name="T114">A importância do local para o desenvolvimento da atividade pesqueira e a necessidade de preservação dos meios de subsistência e manutenção da atividade cultural tradicional às </text:span><text:soft-page-break/><text:span text:style-name="T114">comunidades nativas de subsistência, entendidas como patrimônio cultural brasileiro, encontra amparo nos termos da legislação </text:span><text:span text:style-name="T113">abaixo:</text:span></text:p>
      <text:list xml:id="list6845862234688158948" text:style-name="L5">
        <text:list-item>
          <text:p text:style-name="P80"><text:span text:style-name="T180">I</text:span><text:span text:style-name="T116">nciso II, do art. 216, da CF/88 dispõe sobre o patrimônio cultural, </text:span><text:span text:style-name="T117">que</text:span><text:span text:style-name="T116"> </text:span><text:span text:style-name="T117">assim define:</text:span></text:p>
          <text:p text:style-name="P81">“<text:span text:style-name="T181">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81"><text:span text:style-name="T182">II - os modos de criar, fazer e viver;</text:span><text:span text:style-name="T117">”</text:span></text:p>
        </text:list-item>
        <text:list-item>
          <text:p text:style-name="P94"><text:span text:style-name="T82">P</text:span><text:span text:style-name="T81">arágrafo único, do art. 10-A da Lei nº 9.636/98 dispõe sobre autorização de uso sustentável, “</text:span><text:span text:style-name="T84">in ver</text:span><text:span text:style-name="T85">bis”</text:span><text:span text:style-name="T81">:</text:span></text:p>
          <text:p text:style-name="P82"><text:span text:style-name="Internet_20_link"><text:span text:style-name="T174">"</text:span></text:span><text:a xlink:type="simple" xlink:href="http://www.planalto.gov.br/ccivil_03/LEIS/L9636.htm#art10a"><text:span text:style-name="Internet_20_link"><text:span text:style-name="T174">Art.10-A.</text:span></text:span></text:a><text:span text:style-name="Internet_20_link"><text:span text:style-name="T172"> </text:span></text:span><text:span text:style-name="Internet_20_link"><text:span text:style-name="T173">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174">(Incluído pela Lei 13.465, de 2017)</text:span></text:span></text:a></text:p>
          <text:p text:style-name="P84"><text:span text:style-name="T123">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148">(Incluído pela Lei 13.465, de 2017)</text:span></text:span></text:a><text:span text:style-name="Internet_20_link"><text:span text:style-name="T148">"</text:span></text:span></text:p>
        </text:list-item>
        <text:list-item>
          <text:p text:style-name="P95">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96"><text:span text:style-name="T81">Decreto 271/67 dispõe sobre a concessão de uso de terrenos públicos </text:span><text:span text:style-name="T86">para </text:span><text:span text:style-name="T81">que possam atender o aproveitamento sustentável de comunidades tradicionais, “</text:span><text:span text:style-name="T85">in verbis”</text:span><text:span text:style-name="T81">:</text:span></text:p>
          <text:p text:style-name="P85"><text:span text:style-name="T123">“Art. </text:span><text:span text:style-name="T128">7</text:span><text:span text:style-name="T77">o</text:span><text:span text:style-name="T79"> </text:span><text:span text:style-name="T128">É</text:span><text:span text:style-name="T123">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148">(Redação dada pela Lei nº 11.481, de 2007)</text:span></text:span></text:a><text:span text:style-name="Internet_20_link"><text:span text:style-name="T148">"</text:span></text:span></text:p>
        </text:list-item>
        <text:list-item>
          <text:p text:style-name="P96"><text:span text:style-name="T81">Decreto-Lei nº 1.876/1981 </text:span><text:span text:style-name="T83">d</text:span><text:span text:style-name="T81">ispõe sobre a regulamentação da renda mínima, para a sua concessão, “</text:span><text:span text:style-name="T85">in verbis”</text:span><text:span text:style-name="T81">:</text:span></text:p>
          <text:p text:style-name="P83"><text:span text:style-name="T123">"Art. 1</text:span><text:span text:style-name="T124">º</text:span><text:span text:style-name="T123">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174">(Redação dada pela Lei nº 11.481, de 2007)</text:span></text:span></text:a></text:p>
          <text:p text:style-name="P86">[…]</text:p>
          <text:p text:style-name="P83"><text:span text:style-name="T123">§ </text:span><text:span text:style-name="T128">2</text:span><text:span text:style-name="T77">o</text:span><text:span text:style-name="T79"> </text:span><text:span text:style-name="T128">Considera</text:span><text:span text:style-name="T123">-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174">(Redação dada pela Lei nº 13.465, de 2017)</text:span></text:span></text:a></text:p>
          <text:p text:style-name="P85"><text:span text:style-name="T123">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148">(Incluído pela Lei nº 13.465, de 2017)</text:span></text:span></text:a><text:span text:style-name="T123">"</text:span></text:p>
        </text:list-item>
        <text:list-item>
          <text:p text:style-name="P96"><text:soft-page-break/><text:span text:style-name="T81">Decreto nº 6.040/2007 dispõe sobre a Política Nacional de Desenvolvimento Sustentável dos Povos e Comunidades Tradicionais, </text:span><text:span text:style-name="T85">“in verbis”</text:span><text:span text:style-name="T81">:</text:span></text:p>
          <text:p text:style-name="P89"><text:span text:style-name="T71">“</text:span><text:span text:style-name="T72">Art. 1</text:span><text:span text:style-name="T75">o</text:span><text:span text:style-name="T80"> </text:span><text:span text:style-name="T72">Fica instituída a Política Nacional de Desenvolvimento Sustentável dos Povos e Comunidades Tradicionais - PNPCT, na forma do Anexo a este Decreto.</text:span></text:p>
          <text:p text:style-name="P83"><text:span text:style-name="T123">Art. 2</text:span><text:span text:style-name="T78">o</text:span><text:span text:style-name="T79"> </text:span><text:span text:style-name="T123">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174">Decreto de 13 de julho de 2006</text:span></text:span></text:a><text:span text:style-name="T123">, coordenar a implementação da Política Nacional para o Desenvolvimento Sustentável dos Povos e Comunidades Tradicionais.</text:span></text:p>
          <text:p text:style-name="P89"><text:span text:style-name="T72">Art. </text:span><text:span text:style-name="T73">3</text:span><text:span text:style-name="T76">o</text:span><text:span text:style-name="T80"> </text:span><text:span text:style-name="T73">Para</text:span><text:span text:style-name="T72"> os fins deste Decreto e do seu Anexo compreende-se por:</text:span></text:p>
          <text:p text:style-name="P86">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86">[…]</text:p>
          <text:p text:style-name="P87">III - Desenvolvimento Sustentável: o uso equilibrado dos recursos naturais, voltado para a melhoria da qualidade de vida da presente geração, garantindo as mesmas possibilidades para as gerações futuras.”</text:p>
        </text:list-item>
        <text:list-item>
          <text:p text:style-name="P96"><text:span text:style-name="T81">Portaria SPU Nº 89 de 15/04/2010, disciplina a utilização do aproveitamento dos imóveis da União em favor das comunidades tradicionais, “</text:span><text:span text:style-name="T85">in verbis”:</text:span></text:p>
          <text:p text:style-name="P83"><text:span text:style-name="T127">“</text:span><text:span text:style-name="Strong_20_Emphasis"><text:span text:style-name="T123">A SECRETÁRIA DO PATRIMÔNIO DA UNIÃO</text:span></text:span><text:span text:style-name="T123">,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125">nº</text:span><text:span text:style-name="T123"> 271, de 28 de fevereiro de 1967 c/c Portaria SPU nº 100/2009, resolve:</text:span></text:p>
          <text:p text:style-name="P86">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86">Parágrafo único. A autorização prevista no caput poderá compreender as áreas utilizadas tradicionalmente para fins de moradia e uso sustentável dos recursos naturais, contíguas ou não.</text:p>
          <text:p text:style-name="P86">Art. 2º O Termo de Autorização de Uso Sustentável – TAUS poderá ser outorgado a comunidades tradicionais que ocupem ou utilizem as seguintes áreas da União:</text:p>
          <text:p text:style-name="P86">[…]</text:p>
          <text:p text:style-name="P86">VI - terrenos de marinha e marginais presumidos.</text:p>
          <text:p text:style-name="P86">[…]<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86"><text:soft-page-break/>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83"><text:span text:style-name="T123">[...]<text:line-break/>Art. 4º O Termo de Autorização de Uso Sustentável – TAUS das áreas definidas no artigo 2º </text:span><text:span text:style-name="Strong_20_Emphasis"><text:span text:style-name="T123">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23">.</text:span></text:p>
          <text:p text:style-name="P85"><text:span text:style-name="Strong_20_Emphasis"><text:span text:style-name="T126">§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26">"</text:span></text:p>
        </text:list-item>
        <text:list-item>
          <text:p text:style-name="P96"><text:span text:style-name="T81">Instrução Normativa nº 02/2014, da Secretaria do Patrimônio da União dispõe sobre autorização de uso sustentável, “</text:span><text:span text:style-name="T85">in verbis”</text:span><text:span text:style-name="T81">:</text:span></text:p>
          <text:p text:style-name="P90"><text:span text:style-name="T72">"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71">“</text:span><text:span text:style-name="T72">I - áreas de várzeas e mangues, enquanto leito de corpos de água federais;</text:span></text:p>
          <text:p text:style-name="P91">II - mar territorial;</text:p>
          <text:p text:style-name="P91">III - áreas de praia marítima ou fluvial federais;</text:p>
          <text:p text:style-name="P91">IV - ilhas federais fluviais, oceânicas ou situadas em faixa de fronteira;</text:p>
          <text:p text:style-name="P91">V - acrescidos de marinha e marginais de rio federais;</text:p>
          <text:p text:style-name="P90"><text:span text:style-name="T186">VI - terrenos de marinha e marginais presumidos.</text:span><text:span text:style-name="T74">”</text:span></text:p>
        </text:list-item>
      </text:list>
      <text:p text:style-name="P10"><text:span text:style-name="T177">VI-</text:span>P<text:span text:style-name="T170">ROJETO:</text:span></text:p>
      <text:p text:style-name="P14"><text:span text:style-name="T170">Mediante a realização do Seminário, com as diversas contribuições dos municípios do litoral e órgãos públicos, e em especial os listados no inciso III acima, este <text:s/></text:span><text:span text:style-name="T152">“Projeto de Descentralização e Modernização </text:span><text:span text:style-name="T153">Administrativ</text:span><text:span text:style-name="T158">a </text:span><text:span text:style-name="T162">de Regularização de Rancho de Pesca</text:span><text:span text:style-name="T152">”</text:span>, <text:span text:style-name="T188">visa o disciplinamento e a regularização do uso dessas áreas, para atividade pesqueira, com </text:span>anuência do Município, <text:span text:style-name="T200">para </text:span>a emissão do TAUS, conforme <text:span text:style-name="T166">ANEXO I -</text:span><text:span text:style-name="T171"> </text:span><text:span text:style-name="T152">FLUXOGRAMA.</text:span></text:p>
      <text:p text:style-name="P12"><text:span text:style-name="T188">Este projeto de forma </text:span>articulad<text:span text:style-name="T188">a com os municípios e SPU/SC, </text:span><text:span text:style-name="T161">poderão eliminar as demandas judiciais inerentes</text:span><text:span text:style-name="T188">, </text:span>melhorando assim a capacidade de atendimento e acompanhamento das ações a serem executadas.</text:p>
      <text:p text:style-name="P17">A SPU/SC, ficará responsável em dar apoio <text:span text:style-name="T178">a</text:span>o que for necessário, para o cumprimento deste projeto, nos seguintes termos:</text:p>
      <text:list xml:id="list6072747134358983720" text:style-name="L6">
        <text:list-item>
          <text:p text:style-name="P97"><text:span text:style-name="T66">Ponto de Atendimento - </text:span><text:span text:style-name="T33">A</text:span><text:span text:style-name="T45"> área responsável pela pesca </text:span><text:span text:style-name="T51">em cada m</text:span><text:span text:style-name="T46">unicípio</text:span><text:span text:style-name="T45"> </text:span><text:span text:style-name="T46">ficará responsável pelo </text:span><text:span text:style-name="T45">preenchimento do</text:span><text:span text:style-name="T44"> Requerimento </text:span><text:span text:style-name="T46">do </text:span><text:span text:style-name="T51">p</text:span><text:span text:style-name="T46">escador,</text:span><text:span text:style-name="T44"> no site da SPU, </text:span><text:span text:style-name="T47">com a </text:span><text:span text:style-name="T45">identificação e caracterização do rancho quanto ao uso do solo, em relação ao </text:span><text:span text:style-name="T47">P</text:span><text:span text:style-name="T45">lano </text:span><text:span text:style-name="T47">D</text:span><text:span text:style-name="T45">iretor </text:span><text:span text:style-name="T47">M</text:span><text:span text:style-name="T45">unicipal e </text:span><text:span text:style-name="T47">A</text:span><text:span text:style-name="T45">mbiental, bem como, </text:span><text:span text:style-name="T47">pela </text:span><text:span text:style-name="T46">identificação e caracterização </text:span><text:span text:style-name="T47">do</text:span><text:span text:style-name="T46"> </text:span><text:span text:style-name="T45">pescador </text:span><text:span text:style-name="T47">se </text:span><text:span text:style-name="T45">faz parte de Comunidade Tradicional, de uso sustentável,</text:span><text:span text:style-name="T44"> </text:span><text:span text:style-name="T45">evitando, </text:span><text:span text:style-name="T46">assim, o deslocamento do </text:span><text:span text:style-name="T45">pescador </text:span><text:span text:style-name="T46">até a </text:span><text:span text:style-name="T45">Sede da SPU/SC, para abertura do processo e assinatura do TAUS. </text:span><text:span text:style-name="T50">Desta forma, tudo será </text:span><text:span text:style-name="T46">feito </text:span><text:span text:style-name="T50">n</text:span><text:span text:style-name="T46">o</text:span><text:span text:style-name="T45"> próprio Município, com anuência do Prefeito</text:span><text:span text:style-name="T44">;</text:span></text:p>
        </text:list-item>
        <text:list-item>
          <text:p text:style-name="P98"><text:soft-page-break/><text:span text:style-name="T27">A partir da </text:span><text:span text:style-name="T60">aprovação deste projeto pelos entes, </text:span><text:span text:style-name="T52">os pescadores deverão </text:span><text:span text:style-name="T60">se </text:span><text:span text:style-name="T52">dirigir até a </text:span><text:span text:style-name="T60">área responsável pela p</text:span><text:span text:style-name="T27">esca </text:span><text:span text:style-name="T60">no município</text:span><text:span text:style-name="T27">, sito …..............., fone …....., para </text:span><text:span text:style-name="T52">a regularização do seu rancho </text:span><text:span text:style-name="T60">de pesca</text:span><text:span text:style-name="T52">;</text:span></text:p>
        </text:list-item>
        <text:list-item>
          <text:p text:style-name="P99"><text:span text:style-name="T105">A</text:span><text:span text:style-name="T87">pós </text:span><text:span text:style-name="T104">a </text:span><text:span text:style-name="T91">protocolização do </text:span><text:span text:style-name="T87">Requerimento Eletrônico </text:span><text:span text:style-name="T107">no site da SPU, esta Superintendência</text:span><text:span text:style-name="T97"> </text:span><text:span text:style-name="T91">informará o número do processo ao Município, </text:span><text:span text:style-name="T87"><text:s/></text:span><text:span text:style-name="T91">para as aprovações abaixo:</text:span></text:p>
        </text:list-item>
        <text:list-item>
          <text:p text:style-name="P93"><text:span text:style-name="T147">Manifestação da área responsável pela pesca</text:span><text:span text:style-name="T136">, se o pescador faz parte de Comunidade Tradicional - ANEXO IV;</text:span></text:p>
        </text:list-item>
        <text:list-item>
          <text:p text:style-name="P92"><text:span text:style-name="T147">Manifestação sobre uso do solo/ambiental, se não há nenhuma restrição a sua ocupação </text:span><text:span text:style-name="T136">- ANEXO V;</text:span></text:p>
          <text:p text:style-name="P88"/>
        </text:list-item>
        <text:list-item>
          <text:p text:style-name="P99"><text:span text:style-name="T91">Os processos de </text:span><text:span text:style-name="T87">ranchos </text:span><text:span text:style-name="T91">de pesca que estão tramitando na </text:span><text:span text:style-name="T87">SPU/SC, </text:span><text:span text:style-name="T91">que necessit</text:span><text:span text:style-name="T104">em</text:span><text:span text:style-name="T91"> de autorização do Município, serão enviados </text:span><text:span text:style-name="T107">ao município de sua jurisdição</text:span><text:span text:style-name="Strong_20_Emphasis"><text:span text:style-name="T110">, </text:span></text:span><text:span text:style-name="T87">para a </text:span><text:span text:style-name="T91">análise </text:span><text:span text:style-name="T87">e emissão da minuta do Termo </text:span><text:span text:style-name="T91">de Autorização de Uso Sustentável - TAUS</text:span><text:span text:style-name="T87">, com anuência d</text:span><text:span text:style-name="T91">o Prefeito</text:span><text:span text:style-name="T87">; </text:span></text:p>
        </text:list-item>
        <text:list-item>
          <text:p text:style-name="P99"><text:span text:style-name="T87">Após aprovaç</text:span><text:span text:style-name="T91">ão do </text:span><text:span text:style-name="T87">Município, a minuta do </text:span><text:span text:style-name="T118">Termo de Autorização de Uso Sustentável - TAUS</text:span><text:span text:style-name="T87">, </text:span><text:span text:style-name="T118">com anuência do Município,</text:span><text:span text:style-name="T87"> </text:span><text:span text:style-name="T91">será </text:span><text:span text:style-name="T87">encaminha</text:span><text:span text:style-name="T91">da</text:span><text:span text:style-name="T87"> à SPU/SC, para </text:span><text:span text:style-name="T91">análise </text:span><text:span text:style-name="T97">e </text:span><text:span text:style-name="T87">aprovação, conforme </text:span><text:span text:style-name="T130">ANEXO VI; </text:span><text:span text:style-name="T131">e,</text:span></text:p>
        </text:list-item>
        <text:list-item>
          <text:p text:style-name="P99"><text:span text:style-name="T87">A SPU/SC, ficará responsável em receber a minuta do TAUS para analisar, cadastrar, aprovar, assinar e enviar ao </text:span><text:span text:style-name="T130">Município </text:span><text:span text:style-name="T132">inerente</text:span><text:span text:style-name="T87">, num prazo de 30 (trinta) dias, para a assinatura do Prefeito e do beneficiário.</text:span></text:p>
        </text:list-item>
      </text:list>
      <text:p text:style-name="P25">Este projeto, no futuro, poderá servir como modelo de implementação de outras ações integradas que envolvam o projeto orla, gestão de praias, fiscalização, planta de valores genéricas, cadastramento em massa, aumento da base de arrecadação e outras correlatas, capacitando os servidores da SPU, como técnicos especialistas do Patrimônio, ao invés de tarefas fragmentadas que estão sendo realizadas, por várias áreas em duplicidade, <text:span text:style-name="T188">inclusive revisão de núcleos</text:span> (Município e SPU).</text:p>
      <text:p text:style-name="P16">Esta proposta visa modernizar os procedimentos de regularização de ranchos de pesca de cunho social, simplificando assim, a forma de administrar o imobiliário patrimonial,<text:span text:style-name="T152"> com anuência do Município</text:span><text:span text:style-name="T183">. </text:span></text:p>
      <text:p text:style-name="P16"><text:span text:style-name="T184">Mediante o exposto, </text:span><text:span text:style-name="T175">submento este </text:span>“<text:span text:style-name="T152">Projeto de Descentralização e Modernização Administrativa</text:span>”, <text:span text:style-name="T189">ao Coordenador e Superintendente da SPU/SC, para a sua aprovação, visando dar prosseguimento de abertura de processo específicos, para os municípios constantes do inciso III acima, inclusive, firmar parcerias com os demais da órla catarinense.</text:span></text:p>
      <text:p text:style-name="P22">Estes projeto está sendo apresentado à Coordenação-Geral de Habitação e Regularização Fundiária, por meio de Videoconferência, <text:s/>no dia 09/12/2019, das 10 as 12hs. </text:p>
      <text:p text:style-name="P16"/>
      <text:p text:style-name="P48">Humberto Pereira de Almeida</text:p>
      <text:p text:style-name="P44">Responsável pela NUREF</text:p>
      <text:p text:style-name="P45">Este projeto teve a colaboração dos seguintes técnicos da SPU/SC:</text:p>
      <text:p text:style-name="P46"/>
      <text:p text:style-name="P46">Alexandre Pandino – Técnico ( <text:s text:c="3"/>)</text:p>
      <text:p text:style-name="P46"/>
      <text:p text:style-name="P46">Carlos José Bauer – Superintendente Substituto da SPU/SC (revisão do texto e sugestão no expertise de sua área)</text:p>
      <text:p text:style-name="P46"/>
      <text:p text:style-name="P46"><text:soft-page-break/>Marco Antônio <text:s text:c="25"/>Gestor <text:s text:c="4"/>(revisão do texto e sugestão como Gestor)</text:p>
      <text:p text:style-name="P46"/>
      <text:p text:style-name="P46">Teles <text:span text:style-name="T190">(Diagnóstico e Seminário)</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06T16:49:37.011000000</dc:date>
    <meta:editing-duration>PT23H1M36S</meta:editing-duration>
    <meta:editing-cycles>94</meta:editing-cycles>
    <meta:generator>LibreOffice/4.1.4.2$Windows_x86 LibreOffice_project/0a0440ccc0227ad9829de5f46be37cfb6edcf72</meta:generator>
    <meta:print-date>2019-12-05T10:28:08.443000000</meta:print-date>
    <meta:document-statistic meta:table-count="7" meta:image-count="0" meta:object-count="0" meta:page-count="9" meta:paragraph-count="193" meta:word-count="3190" meta:character-count="21509" meta:non-whitespace-character-count="18513"/>
  </office:meta>
</office:document-meta>
</file>